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2.198cm"/>
    </style:style>
    <style:style style:name="co10" style:family="table-column">
      <style:table-column-properties fo:break-before="auto" style:column-width="1.972cm"/>
    </style:style>
    <style:style style:name="co11" style:family="table-column">
      <style:table-column-properties fo:break-before="auto" style:column-width="5.429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2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Liberation Sans" style:language-asian="zh" style:country-asian="CN" fo:language="en" fo:country="HK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2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3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5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number-columns-repeated="2" table:style-name="ce1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4">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4">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6"/>
          <table:covered-table-cell table:number-columns-repeated="6" table:style-name="ce29"/>
          <table:covered-table-cell table:style-name="ce1"/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Weighted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11" table:formula="of:=[.C10]" office:value-type="percentage" office:value="0.9445" calcext:value-type="percentage">
            <text:p>94.45%</text:p>
          </table:table-cell>
          <table:table-cell table:style-name="ce11" table:formula="of:=[.D10]" office:value-type="percentage" office:value="0.7099" calcext:value-type="percentage">
            <text:p>70.99%</text:p>
          </table:table-cell>
          <table:table-cell table:style-name="ce11" table:formula="of:=[.E10]" office:value-type="percentage" office:value="0.5687" calcext:value-type="percentage">
            <text:p>56.87%</text:p>
          </table:table-cell>
          <table:table-cell table:style-name="ce11" table:formula="of:=[.C29]" office:value-type="percentage" office:value="0.8826" calcext:value-type="percentage">
            <text:p>88.26%</text:p>
          </table:table-cell>
          <table:table-cell table:style-name="ce11" table:formula="of:=[.D29]" office:value-type="percentage" office:value="0.7676" calcext:value-type="percentage">
            <text:p>76.76%</text:p>
          </table:table-cell>
          <table:table-cell table:style-name="ce11" table:formula="of:=[.E29]" office:value-type="percentage" office:value="0.7495" calcext:value-type="percentage">
            <text:p>74.95%</text:p>
          </table:table-cell>
          <table:table-cell table:style-name="ce11" table:formula="of:=[.C47]" office:value-type="percentage" office:value="0.9873" calcext:value-type="percentage">
            <text:p>98.73%</text:p>
          </table:table-cell>
          <table:table-cell table:style-name="ce11" table:formula="of:=[.D47]" office:value-type="percentage" office:value="0.908" calcext:value-type="percentage">
            <text:p>90.80%</text:p>
          </table:table-cell>
          <table:table-cell table:style-name="ce11" table:formula="of:=[.E47]" office:value-type="percentage" office:value="0.7183" calcext:value-type="percentage">
            <text:p>71.83%</text:p>
          </table:table-cell>
          <table:table-cell table:style-name="ce11" table:formula="of:=[.C65]" office:value-type="percentage" office:value="0.7984" calcext:value-type="percentage">
            <text:p>79.84%</text:p>
          </table:table-cell>
          <table:table-cell table:style-name="ce11" table:formula="of:=[.D65]" office:value-type="percentage" office:value="0.508" calcext:value-type="percentage">
            <text:p>50.80%</text:p>
          </table:table-cell>
          <table:table-cell table:style-name="ce11" table:formula="of:=[.E65]" office:value-type="percentage" office:value="0.1165" calcext:value-type="percentage">
            <text:p>11.65%</text:p>
          </table:table-cell>
          <table:table-cell table:style-name="ce37" table:formula="of:=AVERAGE([.Z10];[.AC10];[.AF10];[.AI10])" office:value-type="percentage" office:value="0.723375" calcext:value-type="percentage">
            <text:p>72.34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836" calcext:value-type="percentage">
            <text:p>48.36%</text:p>
          </table:table-cell>
          <table:table-cell table:style-name="ce3" office:value-type="percentage" office:value="0.4752" calcext:value-type="percentage">
            <text:p>47.52%</text:p>
          </table:table-cell>
          <table:table-cell table:style-name="ce3" office:value-type="percentage" office:value="0.5037" calcext:value-type="percentage">
            <text:p>50.37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718" calcext:value-type="percentage">
            <text:p>87.18%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8525" calcext:value-type="percentage">
            <text:p>85.25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1" office:value-type="percentage" office:value="0.7833" calcext:value-type="percentage">
            <text:p>78.33%</text:p>
          </table:table-cell>
          <table:table-cell table:style-name="ce11" office:value-type="percentage" office:value="0.78" calcext:value-type="percentage">
            <text:p>78.00%</text:p>
          </table:table-cell>
          <table:table-cell table:style-name="ce11" office:value-type="percentage" office:value="0.7833" calcext:value-type="percentage">
            <text:p>78.33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876" calcext:value-type="percentage">
            <text:p>87.60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11" office:value-type="percentage" office:value="0.8138" calcext:value-type="percentage">
            <text:p>81.38%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37" table:formula="of:=AVERAGE([.BN10];[.BQ10];[.BT10];[.BW10])" office:value-type="percentage" office:value="0.830575" calcext:value-type="percentage">
            <text:p>83.06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8" office:value-type="string" calcext:value-type="string">
            <text:p>Anomal-E-PCA</text:p>
          </table:table-cell>
          <table:table-cell table:style-name="ce12" table:formula="of:=[.F10]" office:value-type="percentage" office:value="0.9764" calcext:value-type="percentage">
            <text:p>97.64%</text:p>
          </table:table-cell>
          <table:table-cell table:style-name="ce12" table:formula="of:=[.G10]" office:value-type="percentage" office:value="0.8359" calcext:value-type="percentage">
            <text:p>83.59%</text:p>
          </table:table-cell>
          <table:table-cell table:style-name="ce12" table:formula="of:=[.H10]" office:value-type="percentage" office:value="0.642" calcext:value-type="percentage">
            <text:p>64.20%</text:p>
          </table:table-cell>
          <table:table-cell table:style-name="ce19" table:formula="of:=[.F29]" office:value-type="percentage" office:value="0.9781" calcext:value-type="percentage">
            <text:p>97.81%</text:p>
          </table:table-cell>
          <table:table-cell table:style-name="ce19" table:formula="of:=[.G29]" office:value-type="percentage" office:value="0.9439" calcext:value-type="percentage">
            <text:p>94.39%</text:p>
          </table:table-cell>
          <table:table-cell table:style-name="ce19" table:formula="of:=[.H29]" office:value-type="percentage" office:value="0.8266" calcext:value-type="percentage">
            <text:p>82.66%</text:p>
          </table:table-cell>
          <table:table-cell table:style-name="ce12" table:formula="of:=[.F47]" office:value-type="percentage" office:value="0.9889" calcext:value-type="percentage">
            <text:p>98.89%</text:p>
          </table:table-cell>
          <table:table-cell table:style-name="ce12" table:formula="of:=[.G47]" office:value-type="percentage" office:value="0.9373" calcext:value-type="percentage">
            <text:p>93.73%</text:p>
          </table:table-cell>
          <table:table-cell table:style-name="ce12" table:formula="of:=[.H47]" office:value-type="percentage" office:value="1" calcext:value-type="percentage">
            <text:p>100.00%</text:p>
          </table:table-cell>
          <table:table-cell table:style-name="ce19" table:formula="of:=[.F65]" office:value-type="percentage" office:value="0.8268" calcext:value-type="percentage">
            <text:p>82.68%</text:p>
          </table:table-cell>
          <table:table-cell table:style-name="ce19" table:formula="of:=[.G65]" office:value-type="percentage" office:value="0.4683" calcext:value-type="percentage">
            <text:p>46.83%</text:p>
          </table:table-cell>
          <table:table-cell table:style-name="ce19" table:formula="of:=[.H65]" office:value-type="percentage" office:value="0.0219" calcext:value-type="percentage">
            <text:p>2.19%</text:p>
          </table:table-cell>
          <table:table-cell table:style-name="ce26" table:formula="of:=AVERAGE([.Z11];[.AC11];[.AF11];[.AI11])" office:value-type="percentage" office:value="0.79635" calcext:value-type="percentage">
            <text:p>79.64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869" calcext:value-type="percentage">
            <text:p>58.69%</text:p>
          </table:table-cell>
          <table:table-cell table:style-name="ce3" office:value-type="percentage" office:value="0.5258" calcext:value-type="percentage">
            <text:p>52.58%</text:p>
          </table:table-cell>
          <table:table-cell table:style-name="ce3" office:value-type="percentage" office:value="0.3216" calcext:value-type="percentage">
            <text:p>32.16%</text:p>
          </table:table-cell>
          <table:table-cell table:style-name="ce3" office:value-type="percentage" office:value="0.6438" calcext:value-type="percentage">
            <text:p>64.38%</text:p>
          </table:table-cell>
          <table:table-cell table:style-name="ce3" office:value-type="percentage" office:value="0.4024" calcext:value-type="percentage">
            <text:p>40.24%</text:p>
          </table:table-cell>
          <table:table-cell table:style-name="ce3" office:value-type="percentage" office:value="0.0116" calcext:value-type="percentage">
            <text:p>1.16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7" table:formula="of:=[.AO10]" office:value-type="percentage" office:value="0.4899" calcext:value-type="percentage">
            <text:p>48.99%</text:p>
          </table:table-cell>
          <table:table-cell table:style-name="ce17" table:formula="of:=[.AP10]" office:value-type="percentage" office:value="0.4803" calcext:value-type="percentage">
            <text:p>48.03%</text:p>
          </table:table-cell>
          <table:table-cell table:style-name="ce17" table:formula="of:=[.AQ10]" office:value-type="percentage" office:value="0.4988" calcext:value-type="percentage">
            <text:p>49.88%</text:p>
          </table:table-cell>
          <table:table-cell table:style-name="ce12" table:formula="of:=[.AO29]" office:value-type="percentage" office:value="0.3544" calcext:value-type="percentage">
            <text:p>35.44%</text:p>
          </table:table-cell>
          <table:table-cell table:style-name="ce12" table:formula="of:=[.AP29]" office:value-type="percentage" office:value="0.2617" calcext:value-type="percentage">
            <text:p>26.17%</text:p>
          </table:table-cell>
          <table:table-cell table:style-name="ce12" table:formula="of:=[.AQ29]" office:value-type="percentage" office:value="1" calcext:value-type="percentage">
            <text:p>100.00%</text:p>
          </table:table-cell>
          <table:table-cell table:style-name="ce26" table:formula="of:=AVERAGE([.AZ11];[.BC11])" office:value-type="percentage" office:value="0.371" calcext:value-type="percentage">
            <text:p>37.10%</text:p>
          </table:table-cell>
          <table:table-cell table:number-columns-repeated="3"/>
          <table:table-cell table:style-name="ce10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172" calcext:value-type="percentage">
            <text:p>1.72%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4388" calcext:value-type="percentage">
            <text:p>43.88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2" office:value-type="percentage" office:value="0.4362" calcext:value-type="percentage">
            <text:p>43.62%</text:p>
          </table:table-cell>
          <table:table-cell table:style-name="ce12" office:value-type="percentage" office:value="0.4568" calcext:value-type="percentage">
            <text:p>45.68%</text:p>
          </table:table-cell>
          <table:table-cell table:style-name="ce12" office:value-type="percentage" office:value="0.4362" calcext:value-type="percentage">
            <text:p>43.62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8824" calcext:value-type="percentage">
            <text:p>88.24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2" office:value-type="percentage" office:value="0.7322" calcext:value-type="percentage">
            <text:p>73.22%</text:p>
          </table:table-cell>
          <table:table-cell table:style-name="ce12" office:value-type="percentage" office:value="0.7357" calcext:value-type="percentage">
            <text:p>73.57%</text:p>
          </table:table-cell>
          <table:table-cell table:style-name="ce12" office:value-type="percentage" office:value="0.7322" calcext:value-type="percentage">
            <text:p>73.22%</text:p>
          </table:table-cell>
          <table:table-cell table:style-name="ce26" table:formula="of:=AVERAGE([.BN11];[.BQ11];[.BT11];[.BW11])" office:value-type="percentage" office:value="0.628425" calcext:value-type="percentage">
            <text:p>62.84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PCA</text:p>
          </table:table-cell>
          <table:table-cell table:style-name="ce13" table:formula="of:=[.I10]" office:value-type="percentage" office:value="0.9762" calcext:value-type="percentage">
            <text:p>97.62%</text:p>
          </table:table-cell>
          <table:table-cell table:style-name="ce13" table:formula="of:=[.J10]" office:value-type="percentage" office:value="0.8311" calcext:value-type="percentage">
            <text:p>83.11%</text:p>
          </table:table-cell>
          <table:table-cell table:style-name="ce13" table:formula="of:=[.K10]" office:value-type="percentage" office:value="0.6201" calcext:value-type="percentage">
            <text:p>62.01%</text:p>
          </table:table-cell>
          <table:table-cell table:style-name="ce18" table:formula="of:=[.I29]" office:value-type="percentage" office:value="0.9781" calcext:value-type="percentage">
            <text:p>97.81%</text:p>
          </table:table-cell>
          <table:table-cell table:style-name="ce18" table:formula="of:=[.J29]" office:value-type="percentage" office:value="0.944" calcext:value-type="percentage">
            <text:p>94.40%</text:p>
          </table:table-cell>
          <table:table-cell table:style-name="ce18" table:formula="of:=[.K29]" office:value-type="percentage" office:value="0.8268" calcext:value-type="percentage">
            <text:p>82.68%</text:p>
          </table:table-cell>
          <table:table-cell table:style-name="ce13" table:formula="of:=[.I47]" office:value-type="percentage" office:value="0.9987" calcext:value-type="percentage">
            <text:p>99.87%</text:p>
          </table:table-cell>
          <table:table-cell table:style-name="ce13" table:formula="of:=[.J47]" office:value-type="percentage" office:value="0.9916" calcext:value-type="percentage">
            <text:p>99.16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379" calcext:value-type="percentage">
            <text:p>83.79%</text:p>
          </table:table-cell>
          <table:table-cell table:style-name="ce18" table:formula="of:=[.J65]" office:value-type="percentage" office:value="0.4858" calcext:value-type="percentage">
            <text:p>48.58%</text:p>
          </table:table-cell>
          <table:table-cell table:style-name="ce13" table:formula="of:=[.K65]" office:value-type="percentage" office:value="0.0401" calcext:value-type="percentage">
            <text:p>4.01%</text:p>
          </table:table-cell>
          <table:table-cell table:style-name="ce49" table:formula="of:=AVERAGE([.Z12];[.AC12];[.AF12];[.AI12])" office:value-type="percentage" office:value="0.813125" calcext:value-type="percentage">
            <text:p>81.31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6983" calcext:value-type="percentage">
            <text:p>69.83%</text:p>
          </table:table-cell>
          <table:table-cell table:style-name="ce3" office:value-type="percentage" office:value="0.6156" calcext:value-type="percentage">
            <text:p>61.56%</text:p>
          </table:table-cell>
          <table:table-cell table:style-name="ce3" office:value-type="percentage" office:value="0.3307" calcext:value-type="percentage">
            <text:p>33.07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PCA</text:p>
          </table:table-cell>
          <table:table-cell table:style-name="ce18" table:formula="of:=[.AR10]" office:value-type="percentage" office:value="0.4836" calcext:value-type="percentage">
            <text:p>48.36%</text:p>
          </table:table-cell>
          <table:table-cell table:style-name="ce18" table:formula="of:=[.AS10]" office:value-type="percentage" office:value="0.4752" calcext:value-type="percentage">
            <text:p>47.52%</text:p>
          </table:table-cell>
          <table:table-cell table:style-name="ce18" table:formula="of:=[.AT10]" office:value-type="percentage" office:value="0.5037" calcext:value-type="percentage">
            <text:p>50.37%</text:p>
          </table:table-cell>
          <table:table-cell table:style-name="ce18" table:formula="of:=[.AR29]" office:value-type="percentage" office:value="0.6377" calcext:value-type="percentage">
            <text:p>63.77%</text:p>
          </table:table-cell>
          <table:table-cell table:style-name="ce18" table:formula="of:=[.AS29]" office:value-type="percentage" office:value="0.3987" calcext:value-type="percentage">
            <text:p>39.87%</text:p>
          </table:table-cell>
          <table:table-cell table:style-name="ce18" table:formula="of:=[.AT29]" office:value-type="percentage" office:value="0.0103" calcext:value-type="percentage">
            <text:p>1.03%</text:p>
          </table:table-cell>
          <table:table-cell table:style-name="ce49" table:formula="of:=AVERAGE([.AZ12];[.BC12])" office:value-type="percentage" office:value="0.43695" calcext:value-type="percentage">
            <text:p>43.70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319" calcext:value-type="percentage">
            <text:p>83.19%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7907" calcext:value-type="percentage">
            <text:p>79.07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8" office:value-type="percentage" office:value="0.7792" calcext:value-type="percentage">
            <text:p>77.92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955" calcext:value-type="percentage">
            <text:p>95.50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18" office:value-type="percentage" office:value="0.8619" calcext:value-type="percentage">
            <text:p>86.19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49" table:formula="of:=AVERAGE([.BN12];[.BQ12];[.BT12];[.BW12])" office:value-type="percentage" office:value="0.8467" calcext:value-type="percentage">
            <text:p>84.67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14" table:formula="of:=[.C11]" office:value-type="percentage" office:value="0.8964" calcext:value-type="percentage">
            <text:p>89.64%</text:p>
          </table:table-cell>
          <table:table-cell table:style-name="ce14" table:formula="of:=[.D11]" office:value-type="percentage" office:value="0.6637" calcext:value-type="percentage">
            <text:p>66.37%</text:p>
          </table:table-cell>
          <table:table-cell table:style-name="ce14" table:formula="of:=[.E11]" office:value-type="percentage" office:value="0.8117" calcext:value-type="percentage">
            <text:p>81.17%</text:p>
          </table:table-cell>
          <table:table-cell table:style-name="ce14" table:formula="of:=[.C30]" office:value-type="percentage" office:value="0.9275" calcext:value-type="percentage">
            <text:p>92.75%</text:p>
          </table:table-cell>
          <table:table-cell table:style-name="ce14" table:formula="of:=[.D30]" office:value-type="percentage" office:value="0.8271" calcext:value-type="percentage">
            <text:p>82.71%</text:p>
          </table:table-cell>
          <table:table-cell table:style-name="ce14" table:formula="of:=[.E30]" office:value-type="percentage" office:value="0.6917" calcext:value-type="percentage">
            <text:p>69.17%</text:p>
          </table:table-cell>
          <table:table-cell table:style-name="ce14" table:formula="of:=[.F48]" office:value-type="percentage" office:value="0.999" calcext:value-type="percentage">
            <text:p>99.90%</text:p>
          </table:table-cell>
          <table:table-cell table:style-name="ce14" table:formula="of:=[.G48]" office:value-type="percentage" office:value="0.9938" calcext:value-type="percentage">
            <text:p>99.38%</text:p>
          </table:table-cell>
          <table:table-cell table:style-name="ce14" table:formula="of:=[.H48]" office:value-type="percentage" office:value="1" calcext:value-type="percentage">
            <text:p>100.00%</text:p>
          </table:table-cell>
          <table:table-cell table:style-name="ce14" table:formula="of:=[.C66]" office:value-type="percentage" office:value="0.8154" calcext:value-type="percentage">
            <text:p>81.54%</text:p>
          </table:table-cell>
          <table:table-cell table:style-name="ce11" table:formula="of:=[.D66]" office:value-type="percentage" office:value="0.5775" calcext:value-type="percentage">
            <text:p>57.75%</text:p>
          </table:table-cell>
          <table:table-cell table:style-name="ce11" table:formula="of:=[.E66]" office:value-type="percentage" office:value="0.2512" calcext:value-type="percentage">
            <text:p>25.12%</text:p>
          </table:table-cell>
          <table:table-cell table:style-name="ce37" table:formula="of:=AVERAGE([.Z13];[.AC13];[.AF13];[.AI13])" office:value-type="percentage" office:value="0.765525" calcext:value-type="percentage">
            <text:p>76.55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084" calcext:value-type="percentage">
            <text:p>50.84%</text:p>
          </table:table-cell>
          <table:table-cell table:style-name="ce3" office:value-type="percentage" office:value="0.4888" calcext:value-type="percentage">
            <text:p>48.88%</text:p>
          </table:table-cell>
          <table:table-cell table:style-name="ce3" office:value-type="percentage" office:value="0.4412" calcext:value-type="percentage">
            <text:p>44.1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AO11]" office:value-type="percentage" office:value="0.5869" calcext:value-type="percentage">
            <text:p>58.69%</text:p>
          </table:table-cell>
          <table:table-cell table:style-name="ce12" table:formula="of:=[.AP11]" office:value-type="percentage" office:value="0.5258" calcext:value-type="percentage">
            <text:p>52.58%</text:p>
          </table:table-cell>
          <table:table-cell table:style-name="ce12" table:formula="of:=[.AQ11]" office:value-type="percentage" office:value="0.3216" calcext:value-type="percentage">
            <text:p>32.16%</text:p>
          </table:table-cell>
          <table:table-cell table:style-name="ce12" table:formula="of:=[.AO30]" office:value-type="percentage" office:value="0.5681" calcext:value-type="percentage">
            <text:p>56.81%</text:p>
          </table:table-cell>
          <table:table-cell table:style-name="ce12" table:formula="of:=[.AP30]" office:value-type="percentage" office:value="0.4904" calcext:value-type="percentage">
            <text:p>49.04%</text:p>
          </table:table-cell>
          <table:table-cell table:style-name="ce12" table:formula="of:=[.AQ30]" office:value-type="percentage" office:value="0.2504" calcext:value-type="percentage">
            <text:p>25.04%</text:p>
          </table:table-cell>
          <table:table-cell table:style-name="ce59" table:formula="of:=AVERAGE([.AZ13];[.BC13])" office:value-type="percentage" office:value="0.5081" calcext:value-type="percentage">
            <text:p>50.81%</text:p>
          </table:table-cell>
          <table:table-cell table:number-columns-repeated="3"/>
          <table:table-cell table:style-name="ce38" office:value-type="string" calcext:value-type="string">
            <text:p>Raw-Features-XGBoost</text:p>
          </table:table-cell>
          <table:table-cell table:style-name="ce11" office:value-type="percentage" office:value="0.8773" calcext:value-type="percentage">
            <text:p>87.73%</text:p>
          </table:table-cell>
          <table:table-cell table:style-name="ce11" office:value-type="percentage" office:value="0.8805" calcext:value-type="percentage">
            <text:p>88.05%</text:p>
          </table:table-cell>
          <table:table-cell table:style-name="ce11" office:value-type="percentage" office:value="0.8773" calcext:value-type="percentage">
            <text:p>87.73%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11" office:value-type="percentage" office:value="0.8711" calcext:value-type="percentage">
            <text:p>87.11%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11" office:value-type="percentage" office:value="0.7616" calcext:value-type="percentage">
            <text:p>76.16%</text:p>
          </table:table-cell>
          <table:table-cell table:style-name="ce11" office:value-type="percentage" office:value="0.7692" calcext:value-type="percentage">
            <text:p>76.92%</text:p>
          </table:table-cell>
          <table:table-cell table:style-name="ce11" office:value-type="percentage" office:value="0.7616" calcext:value-type="percentage">
            <text:p>76.16%</text:p>
          </table:table-cell>
          <table:table-cell table:style-name="ce11" office:value-type="percentage" office:value="0.8605" calcext:value-type="percentage">
            <text:p>86.05%</text:p>
          </table:table-cell>
          <table:table-cell table:style-name="ce11" office:value-type="percentage" office:value="0.9003" calcext:value-type="percentage">
            <text:p>90.03%</text:p>
          </table:table-cell>
          <table:table-cell table:style-name="ce11" office:value-type="percentage" office:value="0.8605" calcext:value-type="percentage">
            <text:p>86.05%</text:p>
          </table:table-cell>
          <table:table-cell table:style-name="ce11" office:value-type="percentage" office:value="0.8661" calcext:value-type="percentage">
            <text:p>86.61%</text:p>
          </table:table-cell>
          <table:table-cell table:style-name="ce11" office:value-type="percentage" office:value="0.8756" calcext:value-type="percentage">
            <text:p>87.56%</text:p>
          </table:table-cell>
          <table:table-cell table:style-name="ce11" office:value-type="percentage" office:value="0.8661" calcext:value-type="percentage">
            <text:p>86.61%</text:p>
          </table:table-cell>
          <table:table-cell table:style-name="ce37" table:formula="of:=AVERAGE([.BN13];[.BQ13];[.BT13];[.BW13])" office:value-type="percentage" office:value="0.85405" calcext:value-type="percentage">
            <text:p>85.41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F11]" office:value-type="percentage" office:value="0.9791" calcext:value-type="percentage">
            <text:p>97.91%</text:p>
          </table:table-cell>
          <table:table-cell table:style-name="ce19" table:formula="of:=[.G11]" office:value-type="percentage" office:value="0.8562" calcext:value-type="percentage">
            <text:p>85.62%</text:p>
          </table:table-cell>
          <table:table-cell table:style-name="ce19" table:formula="of:=[.H11]" office:value-type="percentage" office:value="0.6876" calcext:value-type="percentage">
            <text:p>68.76%</text:p>
          </table:table-cell>
          <table:table-cell table:style-name="ce12" table:formula="of:=[.F30]" office:value-type="percentage" office:value="0.9782" calcext:value-type="percentage">
            <text:p>97.82%</text:p>
          </table:table-cell>
          <table:table-cell table:style-name="ce12" table:formula="of:=[.G30]" office:value-type="percentage" office:value="0.9443" calcext:value-type="percentage">
            <text:p>94.43%</text:p>
          </table:table-cell>
          <table:table-cell table:style-name="ce12" table:formula="of:=[.H30]" office:value-type="percentage" office:value="0.8266" calcext:value-type="percentage">
            <text:p>82.66%</text:p>
          </table:table-cell>
          <table:table-cell table:style-name="ce12" table:formula="of:=[.F48]" office:value-type="percentage" office:value="0.999" calcext:value-type="percentage">
            <text:p>99.90%</text:p>
          </table:table-cell>
          <table:table-cell table:style-name="ce12" table:formula="of:=[.G48]" office:value-type="percentage" office:value="0.9938" calcext:value-type="percentage">
            <text:p>99.38%</text:p>
          </table:table-cell>
          <table:table-cell table:style-name="ce12" table:formula="of:=[.H48]" office:value-type="percentage" office:value="1" calcext:value-type="percentage">
            <text:p>100.00%</text:p>
          </table:table-cell>
          <table:table-cell table:style-name="ce19" table:formula="of:=[.F66]" office:value-type="percentage" office:value="0.8371" calcext:value-type="percentage">
            <text:p>83.71%</text:p>
          </table:table-cell>
          <table:table-cell table:style-name="ce19" table:formula="of:=[.G66]" office:value-type="percentage" office:value="0.4861" calcext:value-type="percentage">
            <text:p>48.61%</text:p>
          </table:table-cell>
          <table:table-cell table:style-name="ce19" table:formula="of:=[.H66]" office:value-type="percentage" office:value="0.0411" calcext:value-type="percentage">
            <text:p>4.11%</text:p>
          </table:table-cell>
          <table:table-cell table:style-name="ce49" table:formula="of:=AVERAGE([.Z14];[.AC14];[.AF14];[.AI14])" office:value-type="percentage" office:value="0.8201" calcext:value-type="percentage">
            <text:p>82.01%</text:p>
          </table:table-cell>
          <table:table-cell table:number-columns-repeated="12"/>
          <table:table-cell table:style-name="ce40" office:value-type="string" calcext:value-type="string">
            <text:p><text:span text:style-name="T2">Fusion-</text:span>Anomal-E-IF</text:p>
          </table:table-cell>
          <table:table-cell table:style-name="ce18" table:formula="of:=[.AR11]" office:value-type="percentage" office:value="0.6438" calcext:value-type="percentage">
            <text:p>64.38%</text:p>
          </table:table-cell>
          <table:table-cell table:style-name="ce18" table:formula="of:=[.AS11]" office:value-type="percentage" office:value="0.4024" calcext:value-type="percentage">
            <text:p>40.24%</text:p>
          </table:table-cell>
          <table:table-cell table:style-name="ce18" table:formula="of:=[.AT11]" office:value-type="percentage" office:value="0.0116" calcext:value-type="percentage">
            <text:p>1.16%</text:p>
          </table:table-cell>
          <table:table-cell table:style-name="ce18" table:formula="of:=[.AR30]" office:value-type="percentage" office:value="0.641" calcext:value-type="percentage">
            <text:p>64.10%</text:p>
          </table:table-cell>
          <table:table-cell table:style-name="ce18" table:formula="of:=[.AS30]" office:value-type="percentage" office:value="0.4016" calcext:value-type="percentage">
            <text:p>40.16%</text:p>
          </table:table-cell>
          <table:table-cell table:style-name="ce18" table:formula="of:=[.AT30]" office:value-type="percentage" office:value="0.012" calcext:value-type="percentage">
            <text:p>1.20%</text:p>
          </table:table-cell>
          <table:table-cell table:style-name="ce31" table:formula="of:=AVERAGE([.AZ14];[.BC14])" office:value-type="percentage" office:value="0.402" calcext:value-type="percentage">
            <text:p>40.20%</text:p>
          </table:table-cell>
          <table:table-cell table:number-columns-repeated="3"/>
          <table:table-cell table:style-name="ce10" office:value-type="string" calcext:value-type="string">
            <text:p>Anomal-E-XGBoost</text:p>
          </table:table-cell>
          <table:table-cell table:style-name="ce12" office:value-type="percentage" office:value="0.1239" calcext:value-type="percentage">
            <text:p>12.39%</text:p>
          </table:table-cell>
          <table:table-cell table:style-name="ce12" office:value-type="percentage" office:value="0.0704" calcext:value-type="percentage">
            <text:p>7.04%</text:p>
          </table:table-cell>
          <table:table-cell table:style-name="ce12" office:value-type="percentage" office:value="0.1239" calcext:value-type="percentage">
            <text:p>12.39%</text:p>
          </table:table-cell>
          <table:table-cell table:style-name="ce12" office:value-type="percentage" office:value="0.4342" calcext:value-type="percentage">
            <text:p>43.42%</text:p>
          </table:table-cell>
          <table:table-cell table:style-name="ce12" office:value-type="percentage" office:value="0.436" calcext:value-type="percentage">
            <text:p>43.60%</text:p>
          </table:table-cell>
          <table:table-cell table:style-name="ce12" office:value-type="percentage" office:value="0.4342" calcext:value-type="percentage">
            <text:p>43.42%</text:p>
          </table:table-cell>
          <table:table-cell table:style-name="ce12" office:value-type="percentage" office:value="0.4498" calcext:value-type="percentage">
            <text:p>44.98%</text:p>
          </table:table-cell>
          <table:table-cell table:style-name="ce12" office:value-type="percentage" office:value="0.4574" calcext:value-type="percentage">
            <text:p>45.74%</text:p>
          </table:table-cell>
          <table:table-cell table:style-name="ce12" office:value-type="percentage" office:value="0.4498" calcext:value-type="percentage">
            <text:p>44.98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2" office:value-type="percentage" office:value="0.8401" calcext:value-type="percentage">
            <text:p>84.01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2" office:value-type="percentage" office:value="0.7249" calcext:value-type="percentage">
            <text:p>72.49%</text:p>
          </table:table-cell>
          <table:table-cell table:style-name="ce12" office:value-type="percentage" office:value="0.746" calcext:value-type="percentage">
            <text:p>74.60%</text:p>
          </table:table-cell>
          <table:table-cell table:style-name="ce12" office:value-type="percentage" office:value="0.7249" calcext:value-type="percentage">
            <text:p>72.49%</text:p>
          </table:table-cell>
          <table:table-cell table:style-name="ce26" table:formula="of:=AVERAGE([.BN14];[.BQ14];[.BT14];[.BW14])" office:value-type="percentage" office:value="0.619875" calcext:value-type="percentage">
            <text:p>61.99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2">Fusion-</text:span>Anomal-E-IF</text:p>
          </table:table-cell>
          <table:table-cell table:style-name="ce18" table:formula="of:=[.I11]" office:value-type="percentage" office:value="0.9786" calcext:value-type="percentage">
            <text:p>97.86%</text:p>
          </table:table-cell>
          <table:table-cell table:style-name="ce18" table:formula="of:=[.J11]" office:value-type="percentage" office:value="0.8563" calcext:value-type="percentage">
            <text:p>85.63%</text:p>
          </table:table-cell>
          <table:table-cell table:style-name="ce18" table:formula="of:=[.K11]" office:value-type="percentage" office:value="0.7055" calcext:value-type="percentage">
            <text:p>70.55%</text:p>
          </table:table-cell>
          <table:table-cell table:style-name="ce18" table:formula="of:=[.I30]" office:value-type="percentage" office:value="0.9781" calcext:value-type="percentage">
            <text:p>97.81%</text:p>
          </table:table-cell>
          <table:table-cell table:style-name="ce18" table:formula="of:=[.J30]" office:value-type="percentage" office:value="0.9439" calcext:value-type="percentage">
            <text:p>94.39%</text:p>
          </table:table-cell>
          <table:table-cell table:style-name="ce18" table:formula="of:=[.K30]" office:value-type="percentage" office:value="0.8264" calcext:value-type="percentage">
            <text:p>82.64%</text:p>
          </table:table-cell>
          <table:table-cell table:style-name="ce18" table:formula="of:=[.I48]" office:value-type="percentage" office:value="0.9989" calcext:value-type="percentage">
            <text:p>99.89%</text:p>
          </table:table-cell>
          <table:table-cell table:style-name="ce18" table:formula="of:=[.J48]" office:value-type="percentage" office:value="0.9929" calcext:value-type="percentage">
            <text:p>99.29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39" calcext:value-type="percentage">
            <text:p>83.90%</text:p>
          </table:table-cell>
          <table:table-cell table:style-name="ce18" table:formula="of:=[.J66]" office:value-type="percentage" office:value="0.4869" calcext:value-type="percentage">
            <text:p>48.69%</text:p>
          </table:table-cell>
          <table:table-cell table:style-name="ce18" table:formula="of:=[.K66]" office:value-type="percentage" office:value="0.041" calcext:value-type="percentage">
            <text:p>4.10%</text:p>
          </table:table-cell>
          <table:table-cell table:style-name="ce50" table:formula="of:=AVERAGE([.Z15];[.AC15];[.AF15];[.AI15])" office:value-type="percentage" office:value="0.82" calcext:value-type="percentage">
            <text:p>82.00%</text:p>
          </table:table-cell>
          <table:table-cell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10" office:value-type="string" calcext:value-type="string">
            <text:p>Anomal-E-CBLOF</text:p>
          </table:table-cell>
          <table:table-cell table:style-name="ce12" table:formula="of:=[.AO12]" office:value-type="percentage" office:value="0.4899" calcext:value-type="percentage">
            <text:p>48.99%</text:p>
          </table:table-cell>
          <table:table-cell table:style-name="ce12" table:formula="of:=[.AP12]" office:value-type="percentage" office:value="0.4803" calcext:value-type="percentage">
            <text:p>48.03%</text:p>
          </table:table-cell>
          <table:table-cell table:style-name="ce12" table:formula="of:=[.AQ12]" office:value-type="percentage" office:value="0.4988" calcext:value-type="percentage">
            <text:p>49.88%</text:p>
          </table:table-cell>
          <table:table-cell table:style-name="ce12" table:formula="of:=[.AO31]" office:value-type="percentage" office:value="0.3544" calcext:value-type="percentage">
            <text:p>35.44%</text:p>
          </table:table-cell>
          <table:table-cell table:style-name="ce12" table:formula="of:=[.AP31]" office:value-type="percentage" office:value="0.2617" calcext:value-type="percentage">
            <text:p>26.17%</text:p>
          </table:table-cell>
          <table:table-cell table:style-name="ce12" table:formula="of:=[.AQ31]" office:value-type="percentage" office:value="1" calcext:value-type="percentage">
            <text:p>100.00%</text:p>
          </table:table-cell>
          <table:table-cell table:style-name="ce26" table:formula="of:=AVERAGE([.AZ15];[.BC15])" office:value-type="percentage" office:value="0.371" calcext:value-type="percentage">
            <text:p>37.10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XGBoost</text:p>
          </table:table-cell>
          <table:table-cell table:style-name="ce18" office:value-type="percentage" office:value="0.8344" calcext:value-type="percentage">
            <text:p>83.44%</text:p>
          </table:table-cell>
          <table:table-cell table:style-name="ce18" office:value-type="percentage" office:value="0.8174" calcext:value-type="percentage">
            <text:p>81.74%</text:p>
          </table:table-cell>
          <table:table-cell table:style-name="ce18" office:value-type="percentage" office:value="0.8402" calcext:value-type="percentage">
            <text:p>84.02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8645" calcext:value-type="percentage">
            <text:p>86.45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7866" calcext:value-type="percentage">
            <text:p>78.66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9213" calcext:value-type="percentage">
            <text:p>92.13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18" office:value-type="percentage" office:value="0.9096" calcext:value-type="percentage">
            <text:p>90.96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49" table:formula="of:=AVERAGE([.BN15];[.BQ15];[.BT15];[.BW15])" office:value-type="percentage" office:value="0.8705" calcext:value-type="percentage">
            <text:p>87.05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11" table:formula="of:=[.C12]" office:value-type="percentage" office:value="0.9412" calcext:value-type="percentage">
            <text:p>94.12%</text:p>
          </table:table-cell>
          <table:table-cell table:style-name="ce11" table:formula="of:=[.D12]" office:value-type="percentage" office:value="0.6848" calcext:value-type="percentage">
            <text:p>68.48%</text:p>
          </table:table-cell>
          <table:table-cell table:style-name="ce11" table:formula="of:=[.E12]" office:value-type="percentage" office:value="0.4937" calcext:value-type="percentage">
            <text:p>49.37%</text:p>
          </table:table-cell>
          <table:table-cell table:style-name="ce11" table:formula="of:=[.C31]" office:value-type="percentage" office:value="0.9441" calcext:value-type="percentage">
            <text:p>94.41%</text:p>
          </table:table-cell>
          <table:table-cell table:style-name="ce11" table:formula="of:=[.D31]" office:value-type="percentage" office:value="0.8738" calcext:value-type="percentage">
            <text:p>87.38%</text:p>
          </table:table-cell>
          <table:table-cell table:style-name="ce11" table:formula="of:=[.E31]" office:value-type="percentage" office:value="0.8269" calcext:value-type="percentage">
            <text:p>82.69%</text:p>
          </table:table-cell>
          <table:table-cell table:style-name="ce11" table:formula="of:=[.C49]" office:value-type="percentage" office:value="0.9477" calcext:value-type="percentage">
            <text:p>94.77%</text:p>
          </table:table-cell>
          <table:table-cell table:style-name="ce11" table:formula="of:=[.D49]" office:value-type="percentage" office:value="0.7472" calcext:value-type="percentage">
            <text:p>74.72%</text:p>
          </table:table-cell>
          <table:table-cell table:style-name="ce11" table:formula="of:=[.E49]" office:value-type="percentage" office:value="0.6962" calcext:value-type="percentage">
            <text:p>69.62%</text:p>
          </table:table-cell>
          <table:table-cell table:style-name="ce11" table:formula="of:=[.C67]" office:value-type="percentage" office:value="0.8525" calcext:value-type="percentage">
            <text:p>85.25%</text:p>
          </table:table-cell>
          <table:table-cell table:style-name="ce11" table:formula="of:=[.D67]" office:value-type="percentage" office:value="0.7033" calcext:value-type="percentage">
            <text:p>70.33%</text:p>
          </table:table-cell>
          <table:table-cell table:style-name="ce11" table:formula="of:=[.E67]" office:value-type="percentage" office:value="0.5549" calcext:value-type="percentage">
            <text:p>55.49%</text:p>
          </table:table-cell>
          <table:table-cell table:style-name="ce37" table:formula="of:=AVERAGE([.Z16];[.AC16];[.AF16];[.AI16])" office:value-type="percentage" office:value="0.752275" calcext:value-type="percentage">
            <text:p>75.23%</text:p>
          </table:table-cell>
          <table:table-cell table:number-columns-repeated="12"/>
          <table:table-cell table:style-name="ce40" office:value-type="string" calcext:value-type="string">
            <text:p><text:span text:style-name="T2">Fusion-</text:span>Anomal-E-CBLOF</text:p>
          </table:table-cell>
          <table:table-cell table:style-name="ce18" table:formula="of:=[.AR12]" office:value-type="percentage" office:value="0.6983" calcext:value-type="percentage">
            <text:p>69.83%</text:p>
          </table:table-cell>
          <table:table-cell table:style-name="ce18" table:formula="of:=[.AS12]" office:value-type="percentage" office:value="0.6156" calcext:value-type="percentage">
            <text:p>61.56%</text:p>
          </table:table-cell>
          <table:table-cell table:style-name="ce18" table:formula="of:=[.AT12]" office:value-type="percentage" office:value="0.3307" calcext:value-type="percentage">
            <text:p>33.07%</text:p>
          </table:table-cell>
          <table:table-cell table:style-name="ce18" table:formula="of:=[.AR31]" office:value-type="percentage" office:value="0.6978" calcext:value-type="percentage">
            <text:p>69.78%</text:p>
          </table:table-cell>
          <table:table-cell table:style-name="ce18" table:formula="of:=[.AS31]" office:value-type="percentage" office:value="0.6153" calcext:value-type="percentage">
            <text:p>61.53%</text:p>
          </table:table-cell>
          <table:table-cell table:style-name="ce18" table:formula="of:=[.AT31]" office:value-type="percentage" office:value="0.3309" calcext:value-type="percentage">
            <text:p>33.09%</text:p>
          </table:table-cell>
          <table:table-cell table:style-name="ce49" table:formula="of:=AVERAGE([.AZ16];[.BC16])" office:value-type="percentage" office:value="0.61545" calcext:value-type="percentage">
            <text:p>61.55%</text:p>
          </table:table-cell>
          <table:table-cell table:number-columns-repeated="3"/>
          <table:table-cell table:style-name="ce38" office:value-type="string" calcext:value-type="string">
            <text:p>Raw-Features-CatBoost</text:p>
          </table:table-cell>
          <table:table-cell table:style-name="ce11" office:value-type="percentage" office:value="0.8673" calcext:value-type="percentage">
            <text:p>86.73%</text:p>
          </table:table-cell>
          <table:table-cell table:style-name="ce11" office:value-type="percentage" office:value="0.8704" calcext:value-type="percentage">
            <text:p>87.04%</text:p>
          </table:table-cell>
          <table:table-cell table:style-name="ce11" office:value-type="percentage" office:value="0.8673" calcext:value-type="percentage">
            <text:p>86.73%</text:p>
          </table:table-cell>
          <table:table-cell table:style-name="ce11" office:value-type="percentage" office:value="0.8232" calcext:value-type="percentage">
            <text:p>82.32%</text:p>
          </table:table-cell>
          <table:table-cell table:style-name="ce11" office:value-type="percentage" office:value="0.8478" calcext:value-type="percentage">
            <text:p>84.78%</text:p>
          </table:table-cell>
          <table:table-cell table:style-name="ce11" office:value-type="percentage" office:value="0.8232" calcext:value-type="percentage">
            <text:p>82.32%</text:p>
          </table:table-cell>
          <table:table-cell table:style-name="ce11" office:value-type="percentage" office:value="0.7328" calcext:value-type="percentage">
            <text:p>73.28%</text:p>
          </table:table-cell>
          <table:table-cell table:style-name="ce11" office:value-type="percentage" office:value="0.7482" calcext:value-type="percentage">
            <text:p>74.82%</text:p>
          </table:table-cell>
          <table:table-cell table:style-name="ce11" office:value-type="percentage" office:value="0.7328" calcext:value-type="percentage">
            <text:p>73.28%</text:p>
          </table:table-cell>
          <table:table-cell table:style-name="ce11" office:value-type="percentage" office:value="0.8204" calcext:value-type="percentage">
            <text:p>82.04%</text:p>
          </table:table-cell>
          <table:table-cell table:style-name="ce11" office:value-type="percentage" office:value="0.8748" calcext:value-type="percentage">
            <text:p>87.48%</text:p>
          </table:table-cell>
          <table:table-cell table:style-name="ce11" office:value-type="percentage" office:value="0.8204" calcext:value-type="percentage">
            <text:p>82.04%</text:p>
          </table:table-cell>
          <table:table-cell table:style-name="ce11" office:value-type="percentage" office:value="0.8617" calcext:value-type="percentage">
            <text:p>86.17%</text:p>
          </table:table-cell>
          <table:table-cell table:style-name="ce11" office:value-type="percentage" office:value="0.8723" calcext:value-type="percentage">
            <text:p>87.23%</text:p>
          </table:table-cell>
          <table:table-cell table:style-name="ce11" office:value-type="percentage" office:value="0.8617" calcext:value-type="percentage">
            <text:p>86.17%</text:p>
          </table:table-cell>
          <table:table-cell table:style-name="ce37" table:formula="of:=AVERAGE([.BN16];[.BQ16];[.BT16];[.BW16])" office:value-type="percentage" office:value="0.835775" calcext:value-type="percentage">
            <text:p>83.58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12]" office:value-type="percentage" office:value="0.977" calcext:value-type="percentage">
            <text:p>97.70%</text:p>
          </table:table-cell>
          <table:table-cell table:style-name="ce12" table:formula="of:=[.G12]" office:value-type="percentage" office:value="0.8417" calcext:value-type="percentage">
            <text:p>84.17%</text:p>
          </table:table-cell>
          <table:table-cell table:style-name="ce19" table:formula="of:=[.H12]" office:value-type="percentage" office:value="0.6597" calcext:value-type="percentage">
            <text:p>65.97%</text:p>
          </table:table-cell>
          <table:table-cell table:style-name="ce19" table:formula="of:=[.F31]" office:value-type="percentage" office:value="0.9781" calcext:value-type="percentage">
            <text:p>97.81%</text:p>
          </table:table-cell>
          <table:table-cell table:style-name="ce19" table:formula="of:=[.G31]" office:value-type="percentage" office:value="0.9439" calcext:value-type="percentage">
            <text:p>94.39%</text:p>
          </table:table-cell>
          <table:table-cell table:style-name="ce19" table:formula="of:=[.H31]" office:value-type="percentage" office:value="0.8266" calcext:value-type="percentage">
            <text:p>82.66%</text:p>
          </table:table-cell>
          <table:table-cell table:style-name="ce19" table:formula="of:=[.F49]" office:value-type="percentage" office:value="0.9889" calcext:value-type="percentage">
            <text:p>98.89%</text:p>
          </table:table-cell>
          <table:table-cell table:style-name="ce19" table:formula="of:=[.G49]" office:value-type="percentage" office:value="0.9373" calcext:value-type="percentage">
            <text:p>93.73%</text:p>
          </table:table-cell>
          <table:table-cell table:style-name="ce12"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85" calcext:value-type="percentage">
            <text:p>83.85%</text:p>
          </table:table-cell>
          <table:table-cell table:style-name="ce19" table:formula="of:=[.G67]" office:value-type="percentage" office:value="0.4853" calcext:value-type="percentage">
            <text:p>48.53%</text:p>
          </table:table-cell>
          <table:table-cell table:style-name="ce19" table:formula="of:=[.H67]" office:value-type="percentage" office:value="0.039" calcext:value-type="percentage">
            <text:p>3.90%</text:p>
          </table:table-cell>
          <table:table-cell table:style-name="ce51" table:formula="of:=AVERAGE([.Z17];[.AC17];[.AF17];[.AI17])" office:value-type="percentage" office:value="0.80205" calcext:value-type="percentage">
            <text:p>80.21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2" table:formula="of:=[.AO13]" office:value-type="percentage" office:value="0.5681" calcext:value-type="percentage">
            <text:p>56.81%</text:p>
          </table:table-cell>
          <table:table-cell table:style-name="ce12" table:formula="of:=[.AP13]" office:value-type="percentage" office:value="0.4904" calcext:value-type="percentage">
            <text:p>49.04%</text:p>
          </table:table-cell>
          <table:table-cell table:style-name="ce12" table:formula="of:=[.AQ13]" office:value-type="percentage" office:value="0.2504" calcext:value-type="percentage">
            <text:p>25.04%</text:p>
          </table:table-cell>
          <table:table-cell table:style-name="ce12" table:formula="of:=[.AO32]" office:value-type="percentage" office:value="0.5247" calcext:value-type="percentage">
            <text:p>52.47%</text:p>
          </table:table-cell>
          <table:table-cell table:style-name="ce12" table:formula="of:=[.AP32]" office:value-type="percentage" office:value="0.4829" calcext:value-type="percentage">
            <text:p>48.29%</text:p>
          </table:table-cell>
          <table:table-cell table:style-name="ce12" table:formula="of:=[.AQ32]" office:value-type="percentage" office:value="0.3391" calcext:value-type="percentage">
            <text:p>33.91%</text:p>
          </table:table-cell>
          <table:table-cell table:style-name="ce59" table:formula="of:=AVERAGE([.AZ17];[.BC17])" office:value-type="percentage" office:value="0.48665" calcext:value-type="percentage">
            <text:p>48.67%</text:p>
          </table:table-cell>
          <table:table-cell table:number-columns-repeated="3"/>
          <table:table-cell table:style-name="ce10" office:value-type="string" calcext:value-type="string">
            <text:p>Anomal-E-CatBoost</text:p>
          </table:table-cell>
          <table:table-cell table:style-name="ce12" office:value-type="percentage" office:value="0.0957" calcext:value-type="percentage">
            <text:p>9.57%</text:p>
          </table:table-cell>
          <table:table-cell table:style-name="ce12" office:value-type="percentage" office:value="0.0654" calcext:value-type="percentage">
            <text:p>6.54%</text:p>
          </table:table-cell>
          <table:table-cell table:style-name="ce12" office:value-type="percentage" office:value="0.0957" calcext:value-type="percentage">
            <text:p>9.57%</text:p>
          </table:table-cell>
          <table:table-cell table:style-name="ce12" office:value-type="percentage" office:value="0.4225" calcext:value-type="percentage">
            <text:p>42.25%</text:p>
          </table:table-cell>
          <table:table-cell table:style-name="ce12" office:value-type="percentage" office:value="0.4496" calcext:value-type="percentage">
            <text:p>44.96%</text:p>
          </table:table-cell>
          <table:table-cell table:style-name="ce12" office:value-type="percentage" office:value="0.4225" calcext:value-type="percentage">
            <text:p>42.25%</text:p>
          </table:table-cell>
          <table:table-cell table:style-name="ce12" office:value-type="percentage" office:value="0.4504" calcext:value-type="percentage">
            <text:p>45.04%</text:p>
          </table:table-cell>
          <table:table-cell table:style-name="ce12" office:value-type="percentage" office:value="0.4728" calcext:value-type="percentage">
            <text:p>47.28%</text:p>
          </table:table-cell>
          <table:table-cell table:style-name="ce12" office:value-type="percentage" office:value="0.4504" calcext:value-type="percentage">
            <text:p>45.04%</text:p>
          </table:table-cell>
          <table:table-cell table:style-name="ce12" office:value-type="percentage" office:value="0.7916" calcext:value-type="percentage">
            <text:p>79.16%</text:p>
          </table:table-cell>
          <table:table-cell table:style-name="ce12" office:value-type="percentage" office:value="0.8406" calcext:value-type="percentage">
            <text:p>84.06%</text:p>
          </table:table-cell>
          <table:table-cell table:style-name="ce12" office:value-type="percentage" office:value="0.7916" calcext:value-type="percentage">
            <text:p>79.16%</text:p>
          </table:table-cell>
          <table:table-cell table:style-name="ce12" office:value-type="percentage" office:value="0.8042" calcext:value-type="percentage">
            <text:p>80.42%</text:p>
          </table:table-cell>
          <table:table-cell table:style-name="ce12" office:value-type="percentage" office:value="0.8496" calcext:value-type="percentage">
            <text:p>84.96%</text:p>
          </table:table-cell>
          <table:table-cell table:style-name="ce12" office:value-type="percentage" office:value="0.8042" calcext:value-type="percentage">
            <text:p>80.42%</text:p>
          </table:table-cell>
          <table:table-cell table:style-name="ce26" table:formula="of:=AVERAGE([.BN17];[.BQ17];[.BT17];[.BW17])" office:value-type="percentage" office:value="0.65315" calcext:value-type="percentage">
            <text:p>65.32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3">Fusion-</text:span>Anomal-E-CBLOF</text:p>
          </table:table-cell>
          <table:table-cell table:style-name="ce13" table:formula="of:=[.I12]" office:value-type="percentage" office:value="0.962" calcext:value-type="percentage">
            <text:p>96.20%</text:p>
          </table:table-cell>
          <table:table-cell table:style-name="ce13" table:formula="of:=[.J12]" office:value-type="percentage" office:value="0.8284" calcext:value-type="percentage">
            <text:p>82.8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1]" office:value-type="percentage" office:value="0.976" calcext:value-type="percentage">
            <text:p>97.60%</text:p>
          </table:table-cell>
          <table:table-cell table:style-name="ce18" table:formula="of:=[.J31]" office:value-type="percentage" office:value="0.9425" calcext:value-type="percentage">
            <text:p>94.25%</text:p>
          </table:table-cell>
          <table:table-cell table:style-name="ce18" table:formula="of:=[.K31]" office:value-type="percentage" office:value="0.8866" calcext:value-type="percentage">
            <text:p>88.66%</text:p>
          </table:table-cell>
          <table:table-cell table:style-name="ce18" table:formula="of:=[.I49]" office:value-type="percentage" office:value="0.9901" calcext:value-type="percentage">
            <text:p>99.01%</text:p>
          </table:table-cell>
          <table:table-cell table:style-name="ce18" table:formula="of:=[.J49]" office:value-type="percentage" office:value="0.9436" calcext:value-type="percentage">
            <text:p>94.36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18" table:formula="of:=[.I67]" office:value-type="percentage" office:value="0.8452" calcext:value-type="percentage">
            <text:p>84.52%</text:p>
          </table:table-cell>
          <table:table-cell table:style-name="ce18" table:formula="of:=[.J67]" office:value-type="percentage" office:value="0.6786" calcext:value-type="percentage">
            <text:p>67.86%</text:p>
          </table:table-cell>
          <table:table-cell table:style-name="ce13" table:formula="of:=[.K67]" office:value-type="percentage" office:value="0.483" calcext:value-type="percentage">
            <text:p>48.30%</text:p>
          </table:table-cell>
          <table:table-cell table:style-name="ce49" table:formula="of:=AVERAGE([.Z18];[.AC18];[.AF18];[.AI18])" office:value-type="percentage" office:value="0.848275" calcext:value-type="percentage">
            <text:p>84.83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HBOS</text:p>
          </table:table-cell>
          <table:table-cell table:style-name="ce18" table:formula="of:=[.AR13]" office:value-type="percentage" office:value="0.5084" calcext:value-type="percentage">
            <text:p>50.84%</text:p>
          </table:table-cell>
          <table:table-cell table:style-name="ce18" table:formula="of:=[.AS13]" office:value-type="percentage" office:value="0.4888" calcext:value-type="percentage">
            <text:p>48.88%</text:p>
          </table:table-cell>
          <table:table-cell table:style-name="ce18" table:formula="of:=[.AT13]" office:value-type="percentage" office:value="0.4412" calcext:value-type="percentage">
            <text:p>44.12%</text:p>
          </table:table-cell>
          <table:table-cell table:style-name="ce18" table:formula="of:=[.AR32]" office:value-type="percentage" office:value="0.4899" calcext:value-type="percentage">
            <text:p>48.99%</text:p>
          </table:table-cell>
          <table:table-cell table:style-name="ce18" table:formula="of:=[.AS32]" office:value-type="percentage" office:value="0.4803" calcext:value-type="percentage">
            <text:p>48.03%</text:p>
          </table:table-cell>
          <table:table-cell table:style-name="ce18" table:formula="of:=[.AT32]" office:value-type="percentage" office:value="0.499" calcext:value-type="percentage">
            <text:p>49.90%</text:p>
          </table:table-cell>
          <table:table-cell table:style-name="ce31" table:formula="of:=AVERAGE([.AZ18];[.BC18])" office:value-type="percentage" office:value="0.48455" calcext:value-type="percentage">
            <text:p>48.46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CatBoost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8104" calcext:value-type="percentage">
            <text:p>81.04%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8392" calcext:value-type="percentage">
            <text:p>83.92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7803" calcext:value-type="percentage">
            <text:p>78.03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9712" calcext:value-type="percentage">
            <text:p>97.12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18" office:value-type="percentage" office:value="0.9209" calcext:value-type="percentage">
            <text:p>92.09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49" table:formula="of:=AVERAGE([.BN18];[.BQ18];[.BT18];[.BW18])" office:value-type="percentage" office:value="0.8779" calcext:value-type="percentage">
            <text:p>87.79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14" table:formula="of:=[.C13]" office:value-type="percentage" office:value="0.9447" calcext:value-type="percentage">
            <text:p>94.47%</text:p>
          </table:table-cell>
          <table:table-cell table:style-name="ce14" table:formula="of:=[.D13]" office:value-type="percentage" office:value="0.7134" calcext:value-type="percentage">
            <text:p>71.34%</text:p>
          </table:table-cell>
          <table:table-cell table:style-name="ce14" table:formula="of:=[.E13]" office:value-type="percentage" office:value="0.5824" calcext:value-type="percentage">
            <text:p>58.24%</text:p>
          </table:table-cell>
          <table:table-cell table:style-name="ce14" table:formula="of:=[.C32]" office:value-type="percentage" office:value="0.9273" calcext:value-type="percentage">
            <text:p>92.73%</text:p>
          </table:table-cell>
          <table:table-cell table:style-name="ce14" table:formula="of:=[.D32]" office:value-type="percentage" office:value="0.8268" calcext:value-type="percentage">
            <text:p>82.68%</text:p>
          </table:table-cell>
          <table:table-cell table:style-name="ce14" table:formula="of:=[.E32]" office:value-type="percentage" office:value="0.6927" calcext:value-type="percentage">
            <text:p>69.27%</text:p>
          </table:table-cell>
          <table:table-cell table:style-name="ce14" table:formula="of:=[.C50]" office:value-type="percentage" office:value="0.9772" calcext:value-type="percentage">
            <text:p>97.72%</text:p>
          </table:table-cell>
          <table:table-cell table:style-name="ce14" table:formula="of:=[.D50]" office:value-type="percentage" office:value="0.8526" calcext:value-type="percentage">
            <text:p>85.26%</text:p>
          </table:table-cell>
          <table:table-cell table:style-name="ce14" table:formula="of:=[.E50]" office:value-type="percentage" office:value="0.7063" calcext:value-type="percentage">
            <text:p>70.63%</text:p>
          </table:table-cell>
          <table:table-cell table:style-name="ce14" table:formula="of:=[.C68]" office:value-type="percentage" office:value="0.7574" calcext:value-type="percentage">
            <text:p>75.74%</text:p>
          </table:table-cell>
          <table:table-cell table:style-name="ce11" table:formula="of:=[.D68]" office:value-type="percentage" office:value="0.5892" calcext:value-type="percentage">
            <text:p>58.92%</text:p>
          </table:table-cell>
          <table:table-cell table:style-name="ce11" table:formula="of:=[.E68]" office:value-type="percentage" office:value="0.4545" calcext:value-type="percentage">
            <text:p>45.45%</text:p>
          </table:table-cell>
          <table:table-cell table:style-name="ce37" table:formula="of:=AVERAGE([.Z19];[.AC19];[.AF19];[.AI19])" office:value-type="percentage" office:value="0.7455" calcext:value-type="percentage">
            <text:p>74.55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651" calcext:value-type="percentage">
            <text:p>46.51%</text:p>
          </table:table-cell>
          <table:table-cell table:style-name="ce3" office:value-type="percentage" office:value="0.4592" calcext:value-type="percentage">
            <text:p>45.92%</text:p>
          </table:table-cell>
          <table:table-cell table:style-name="ce3" office:value-type="percentage" office:value="0.5088" calcext:value-type="percentage">
            <text:p>50.88%</text:p>
          </table:table-cell>
          <table:table-cell table:number-columns-repeated="3"/>
          <table:table-cell table:style-name="ce2" table:number-columns-repeated="8"/>
          <table:table-cell table:number-columns-repeated="3"/>
          <table:table-cell table:style-name="ce38" office:value-type="string" calcext:value-type="string">
            <text:p>Raw-Features-ExtraTree</text:p>
          </table:table-cell>
          <table:table-cell table:style-name="ce11" office:value-type="percentage" office:value="0.884" calcext:value-type="percentage">
            <text:p>88.40%</text:p>
          </table:table-cell>
          <table:table-cell table:style-name="ce11" office:value-type="percentage" office:value="0.886" calcext:value-type="percentage">
            <text:p>88.60%</text:p>
          </table:table-cell>
          <table:table-cell table:style-name="ce11" office:value-type="percentage" office:value="0.884" calcext:value-type="percentage">
            <text:p>88.40%</text:p>
          </table:table-cell>
          <table:table-cell table:style-name="ce11" office:value-type="percentage" office:value="0.8431" calcext:value-type="percentage">
            <text:p>84.31%</text:p>
          </table:table-cell>
          <table:table-cell table:style-name="ce11" office:value-type="percentage" office:value="0.8631" calcext:value-type="percentage">
            <text:p>86.31%</text:p>
          </table:table-cell>
          <table:table-cell table:style-name="ce11" office:value-type="percentage" office:value="0.8431" calcext:value-type="percentage">
            <text:p>84.31%</text:p>
          </table:table-cell>
          <table:table-cell table:style-name="ce11" office:value-type="percentage" office:value="0.7685" calcext:value-type="percentage">
            <text:p>76.85%</text:p>
          </table:table-cell>
          <table:table-cell table:style-name="ce11" office:value-type="percentage" office:value="0.7636" calcext:value-type="percentage">
            <text:p>76.36%</text:p>
          </table:table-cell>
          <table:table-cell table:style-name="ce11" office:value-type="percentage" office:value="0.7685" calcext:value-type="percentage">
            <text:p>76.85%</text:p>
          </table:table-cell>
          <table:table-cell table:style-name="ce11" office:value-type="percentage" office:value="0.8798" calcext:value-type="percentage">
            <text:p>87.98%</text:p>
          </table:table-cell>
          <table:table-cell table:style-name="ce11" office:value-type="percentage" office:value="0.9136" calcext:value-type="percentage">
            <text:p>91.36%</text:p>
          </table:table-cell>
          <table:table-cell table:style-name="ce11" office:value-type="percentage" office:value="0.8798" calcext:value-type="percentage">
            <text:p>87.98%</text:p>
          </table:table-cell>
          <table:table-cell table:style-name="ce11" office:value-type="percentage" office:value="0.8934" calcext:value-type="percentage">
            <text:p>89.34%</text:p>
          </table:table-cell>
          <table:table-cell table:style-name="ce11" office:value-type="percentage" office:value="0.8943" calcext:value-type="percentage">
            <text:p>89.43%</text:p>
          </table:table-cell>
          <table:table-cell table:style-name="ce11" office:value-type="percentage" office:value="0.8934" calcext:value-type="percentage">
            <text:p>89.34%</text:p>
          </table:table-cell>
          <table:table-cell table:style-name="ce37" table:formula="of:=AVERAGE([.BN19];[.BQ19];[.BT19];[.BW19])" office:value-type="percentage" office:value="0.85865" calcext:value-type="percentage">
            <text:p>85.87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13]" office:value-type="percentage" office:value="0.9818" calcext:value-type="percentage">
            <text:p>98.18%</text:p>
          </table:table-cell>
          <table:table-cell table:style-name="ce19" table:formula="of:=[.G13]" office:value-type="percentage" office:value="0.8845" calcext:value-type="percentage">
            <text:p>88.45%</text:p>
          </table:table-cell>
          <table:table-cell table:style-name="ce19" table:formula="of:=[.H13]" office:value-type="percentage" office:value="0.8036" calcext:value-type="percentage">
            <text:p>80.36%</text:p>
          </table:table-cell>
          <table:table-cell table:style-name="ce19" table:formula="of:=[.F32]" office:value-type="percentage" office:value="0.9781" calcext:value-type="percentage">
            <text:p>97.81%</text:p>
          </table:table-cell>
          <table:table-cell table:style-name="ce12" table:formula="of:=[.G32]" office:value-type="percentage" office:value="0.9441" calcext:value-type="percentage">
            <text:p>94.41%</text:p>
          </table:table-cell>
          <table:table-cell table:style-name="ce12" table:formula="of:=[.H32]" office:value-type="percentage" office:value="0.8266" calcext:value-type="percentage">
            <text:p>82.66%</text:p>
          </table:table-cell>
          <table:table-cell table:style-name="ce12" table:formula="of:=[.F50]" office:value-type="percentage" office:value="0.999" calcext:value-type="percentage">
            <text:p>99.90%</text:p>
          </table:table-cell>
          <table:table-cell table:style-name="ce12" table:formula="of:=[.G50]" office:value-type="percentage" office:value="0.9938" calcext:value-type="percentage">
            <text:p>99.38%</text:p>
          </table:table-cell>
          <table:table-cell table:style-name="ce12" table:formula="of:=[.H50]" office:value-type="percentage" office:value="1" calcext:value-type="percentage">
            <text:p>100.00%</text:p>
          </table:table-cell>
          <table:table-cell table:style-name="ce12" table:formula="of:=[.F68]" office:value-type="percentage" office:value="0.8269" calcext:value-type="percentage">
            <text:p>82.69%</text:p>
          </table:table-cell>
          <table:table-cell table:style-name="ce12" table:formula="of:=[.G68]" office:value-type="percentage" office:value="0.4692" calcext:value-type="percentage">
            <text:p>46.92%</text:p>
          </table:table-cell>
          <table:table-cell table:style-name="ce19" table:formula="of:=[.H68]" office:value-type="percentage" office:value="0.0231" calcext:value-type="percentage">
            <text:p>2.31%</text:p>
          </table:table-cell>
          <table:table-cell table:style-name="ce51" table:formula="of:=AVERAGE([.Z20];[.AC20];[.AF20];[.AI20])" office:value-type="percentage" office:value="0.8229" calcext:value-type="percentage">
            <text:p>82.2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489" calcext:value-type="percentage">
            <text:p>54.89%</text:p>
          </table:table-cell>
          <table:table-cell table:style-name="ce3" office:value-type="percentage" office:value="0.5171" calcext:value-type="percentage">
            <text:p>51.71%</text:p>
          </table:table-cell>
          <table:table-cell table:style-name="ce3" office:value-type="percentage" office:value="0.4126" calcext:value-type="percentage">
            <text:p>41.26%</text:p>
          </table:table-cell>
          <table:table-cell table:style-name="ce3" office:value-type="percentage" office:value="0.6399" calcext:value-type="percentage">
            <text:p>63.99%</text:p>
          </table:table-cell>
          <table:table-cell table:style-name="ce3" office:value-type="percentage" office:value="0.4017" calcext:value-type="percentage">
            <text:p>40.17%</text:p>
          </table:table-cell>
          <table:table-cell table:style-name="ce3" office:value-type="percentage" office:value="0.0126" calcext:value-type="percentage">
            <text:p>1.26%</text:p>
          </table:table-cell>
          <table:table-cell table:number-columns-repeated="6"/>
          <table:table-cell table:style-name="ce2" table:number-columns-repeated="5"/>
          <table:table-cell table:number-columns-repeated="3"/>
          <table:table-cell table:style-name="ce10" office:value-type="string" calcext:value-type="string">
            <text:p>Anomal-E-ExtraTree</text:p>
          </table:table-cell>
          <table:table-cell table:style-name="ce12" office:value-type="percentage" office:value="0.0635" calcext:value-type="percentage">
            <text:p>6.35%</text:p>
          </table:table-cell>
          <table:table-cell table:style-name="ce12" office:value-type="percentage" office:value="0.0194" calcext:value-type="percentage">
            <text:p>1.94%</text:p>
          </table:table-cell>
          <table:table-cell table:style-name="ce12" office:value-type="percentage" office:value="0.0635" calcext:value-type="percentage">
            <text:p>6.35%</text:p>
          </table:table-cell>
          <table:table-cell table:style-name="ce12" office:value-type="percentage" office:value="0.4336" calcext:value-type="percentage">
            <text:p>43.36%</text:p>
          </table:table-cell>
          <table:table-cell table:style-name="ce12" office:value-type="percentage" office:value="0.4307" calcext:value-type="percentage">
            <text:p>43.07%</text:p>
          </table:table-cell>
          <table:table-cell table:style-name="ce12" office:value-type="percentage" office:value="0.4336" calcext:value-type="percentage">
            <text:p>43.36%</text:p>
          </table:table-cell>
          <table:table-cell table:style-name="ce12" office:value-type="percentage" office:value="0.4329" calcext:value-type="percentage">
            <text:p>43.29%</text:p>
          </table:table-cell>
          <table:table-cell table:style-name="ce12" office:value-type="percentage" office:value="0.4557" calcext:value-type="percentage">
            <text:p>45.57%</text:p>
          </table:table-cell>
          <table:table-cell table:style-name="ce12" office:value-type="percentage" office:value="0.4329" calcext:value-type="percentage">
            <text:p>43.29%</text:p>
          </table:table-cell>
          <table:table-cell table:style-name="ce12" office:value-type="percentage" office:value="0.8388" calcext:value-type="percentage">
            <text:p>83.88%</text:p>
          </table:table-cell>
          <table:table-cell table:style-name="ce12" office:value-type="percentage" office:value="0.8825" calcext:value-type="percentage">
            <text:p>88.25%</text:p>
          </table:table-cell>
          <table:table-cell table:style-name="ce12" office:value-type="percentage" office:value="0.8388" calcext:value-type="percentage">
            <text:p>83.88%</text:p>
          </table:table-cell>
          <table:table-cell table:style-name="ce12" office:value-type="percentage" office:value="0.7953" calcext:value-type="percentage">
            <text:p>79.53%</text:p>
          </table:table-cell>
          <table:table-cell table:style-name="ce12" office:value-type="percentage" office:value="0.8163" calcext:value-type="percentage">
            <text:p>81.63%</text:p>
          </table:table-cell>
          <table:table-cell table:style-name="ce12" office:value-type="percentage" office:value="0.7953" calcext:value-type="percentage">
            <text:p>79.53%</text:p>
          </table:table-cell>
          <table:table-cell table:style-name="ce26" table:formula="of:=AVERAGE([.BN20];[.BQ20];[.BT20];[.BW20])" office:value-type="percentage" office:value="0.6463" calcext:value-type="percentage">
            <text:p>64.63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HBOS</text:p>
          </table:table-cell>
          <table:table-cell table:style-name="ce18" table:formula="of:=[.I13]" office:value-type="percentage" office:value="0.984" calcext:value-type="percentage">
            <text:p>98.40%</text:p>
          </table:table-cell>
          <table:table-cell table:style-name="ce18" table:formula="of:=[.J13]" office:value-type="percentage" office:value="0.9024" calcext:value-type="percentage">
            <text:p>90.24%</text:p>
          </table:table-cell>
          <table:table-cell table:style-name="ce18" table:formula="of:=[.K13]" office:value-type="percentage" office:value="0.8736" calcext:value-type="percentage">
            <text:p>87.36%</text:p>
          </table:table-cell>
          <table:table-cell table:style-name="ce18" table:formula="of:=[.I32]" office:value-type="percentage" office:value="0.9782" calcext:value-type="percentage">
            <text:p>97.82%</text:p>
          </table:table-cell>
          <table:table-cell table:style-name="ce18" table:formula="of:=[.J32]" office:value-type="percentage" office:value="0.9441" calcext:value-type="percentage">
            <text:p>94.41%</text:p>
          </table:table-cell>
          <table:table-cell table:style-name="ce18" table:formula="of:=[.K32]" office:value-type="percentage" office:value="0.8266" calcext:value-type="percentage">
            <text:p>82.66%</text:p>
          </table:table-cell>
          <table:table-cell table:style-name="ce18" table:formula="of:=[.I50]" office:value-type="percentage" office:value="0.9987" calcext:value-type="percentage">
            <text:p>99.87%</text:p>
          </table:table-cell>
          <table:table-cell table:style-name="ce18" table:formula="of:=[.J50]" office:value-type="percentage" office:value="0.992" calcext:value-type="percentage">
            <text:p>99.20%</text:p>
          </table:table-cell>
          <table:table-cell table:style-name="ce18" table:formula="of:=[.K50]" office:value-type="percentage" office:value="1" calcext:value-type="percentage">
            <text:p>100.00%</text:p>
          </table:table-cell>
          <table:table-cell table:style-name="ce18" table:formula="of:=[.I68]" office:value-type="percentage" office:value="0.8373" calcext:value-type="percentage">
            <text:p>83.73%</text:p>
          </table:table-cell>
          <table:table-cell table:style-name="ce18" table:formula="of:=[.J68]" office:value-type="percentage" office:value="0.4834" calcext:value-type="percentage">
            <text:p>48.34%</text:p>
          </table:table-cell>
          <table:table-cell table:style-name="ce18" table:formula="of:=[.K68]" office:value-type="percentage" office:value="0.0371" calcext:value-type="percentage">
            <text:p>3.71%</text:p>
          </table:table-cell>
          <table:table-cell table:style-name="ce52" table:formula="of:=AVERAGE([.Z21];[.AC21];[.AF21];[.AI21])" office:value-type="percentage" office:value="0.830475" calcext:value-type="percentage">
            <text:p>83.0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202" calcext:value-type="percentage">
            <text:p>62.02%</text:p>
          </table:table-cell>
          <table:table-cell table:style-name="ce3" office:value-type="percentage" office:value="0.4593" calcext:value-type="percentage">
            <text:p>45.93%</text:p>
          </table:table-cell>
          <table:table-cell table:style-name="ce3" office:value-type="percentage" office:value="0.1053" calcext:value-type="percentage">
            <text:p>10.53%</text:p>
          </table:table-cell>
          <table:table-cell table:number-columns-repeated="6"/>
          <table:table-cell table:style-name="ce2" table:number-columns-repeated="5"/>
          <table:table-cell table:number-columns-repeated="3"/>
          <table:table-cell table:style-name="ce40" office:value-type="string" calcext:value-type="string">
            <text:p><text:span text:style-name="T2">Fusion-</text:span>Anomal-E-ExtraTree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7053" calcext:value-type="percentage">
            <text:p>70.53%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778" calcext:value-type="percentage">
            <text:p>77.80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7501" calcext:value-type="percentage">
            <text:p>75.01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9639" calcext:value-type="percentage">
            <text:p>96.39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18" office:value-type="percentage" office:value="0.9469" calcext:value-type="percentage">
            <text:p>94.69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52" table:formula="of:=AVERAGE([.BN21];[.BQ21];[.BT21];[.BW21])" office:value-type="percentage" office:value="0.859725" calcext:value-type="percentage">
            <text:p>85.97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2" table:number-columns-repeated="14"/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484" calcext:value-type="percentage">
            <text:p>54.84%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3" office:value-type="percentage" office:value="0.2621" calcext:value-type="percentage">
            <text:p>26.21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2" table:number-columns-repeated="4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9437" calcext:value-type="float">
            <text:p>9437</text:p>
          </table:table-cell>
          <table:table-cell table:style-name="ce43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20"/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12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4">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4">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2" table:number-columns-repeated="14"/>
          <table:table-cell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covered-table-cell table:style-name="ce6"/>
          <table:covered-table-cell table:number-columns-repeated="6" table:style-name="ce29"/>
          <table:covered-table-cell table:style-name="ce1"/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4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2" table:number-columns-repeated="3"/>
          <table:table-cell table:number-columns-repeated="19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48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19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AO19]" office:value-type="percentage" office:value="0.4899" calcext:value-type="percentage">
            <text:p>48.99%</text:p>
          </table:table-cell>
          <table:table-cell table:style-name="ce12" table:formula="of:=[.AP19]" office:value-type="percentage" office:value="0.4803" calcext:value-type="percentage">
            <text:p>48.03%</text:p>
          </table:table-cell>
          <table:table-cell table:style-name="ce12" table:formula="of:=[.AQ19]" office:value-type="percentage" office:value="0.4988" calcext:value-type="percentage">
            <text:p>49.88%</text:p>
          </table:table-cell>
          <table:table-cell table:style-name="ce12" table:formula="of:=[.AO38]" office:value-type="percentage" office:value="0.3892" calcext:value-type="percentage">
            <text:p>38.92%</text:p>
          </table:table-cell>
          <table:table-cell table:style-name="ce12" table:formula="of:=[.AP38]" office:value-type="percentage" office:value="0.362" calcext:value-type="percentage">
            <text:p>36.20%</text:p>
          </table:table-cell>
          <table:table-cell table:style-name="ce12" table:formula="of:=[.AQ38]" office:value-type="percentage" office:value="0.8403" calcext:value-type="percentage">
            <text:p>84.03%</text:p>
          </table:table-cell>
          <table:table-cell table:style-name="ce26" table:formula="of:=AVERAGE([.AZ27];[.BC27])" office:value-type="percentage" office:value="0.42115" calcext:value-type="percentage">
            <text:p>42.12%</text:p>
          </table:table-cell>
          <table:table-cell table:number-columns-repeated="21"/>
          <table:table-cell table:style-name="ce42" office:value-type="string" calcext:value-type="string">
            <text:p>Analysis</text:p>
          </table:table-cell>
          <table:table-cell table:style-name="ce42" office:value-type="float" office:value="2299" calcext:value-type="float">
            <text:p>2299</text:p>
          </table:table-cell>
          <table:table-cell table:style-name="ce43" office:value-type="float" office:value="1226" calcext:value-type="float">
            <text:p>1226</text:p>
          </table:table-cell>
          <table:table-cell table:number-columns-repeated="10"/>
          <table:table-cell table:style-name="ce48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PCA</text:p>
          </table:table-cell>
          <table:table-cell table:style-name="ce18" table:formula="of:=[.AR19]" office:value-type="percentage" office:value="0.4651" calcext:value-type="percentage">
            <text:p>46.51%</text:p>
          </table:table-cell>
          <table:table-cell table:style-name="ce18" table:formula="of:=[.AS19]" office:value-type="percentage" office:value="0.4592" calcext:value-type="percentage">
            <text:p>45.92%</text:p>
          </table:table-cell>
          <table:table-cell table:style-name="ce18" table:formula="of:=[.AT19]" office:value-type="percentage" office:value="0.5088" calcext:value-type="percentage">
            <text:p>50.88%</text:p>
          </table:table-cell>
          <table:table-cell table:style-name="ce18" table:formula="of:=[.AR38]" office:value-type="percentage" office:value="0.4858" calcext:value-type="percentage">
            <text:p>48.58%</text:p>
          </table:table-cell>
          <table:table-cell table:style-name="ce18" table:formula="of:=[.AS38]" office:value-type="percentage" office:value="0.4297" calcext:value-type="percentage">
            <text:p>42.97%</text:p>
          </table:table-cell>
          <table:table-cell table:style-name="ce18" table:formula="of:=[.AT38]" office:value-type="percentage" office:value="0.243" calcext:value-type="percentage">
            <text:p>24.30%</text:p>
          </table:table-cell>
          <table:table-cell table:style-name="ce49" table:formula="of:=AVERAGE([.AZ28];[.BC28])" office:value-type="percentage" office:value="0.44445" calcext:value-type="percentage">
            <text:p>44.45%</text:p>
          </table:table-cell>
          <table:table-cell table:number-columns-repeated="21"/>
          <table:table-cell table:style-name="ce42" office:value-type="string" calcext:value-type="string">
            <text:p>Backdoor</text:p>
          </table:table-cell>
          <table:table-cell table:style-name="ce42" office:value-type="float" office:value="2169" calcext:value-type="float">
            <text:p>2169</text:p>
          </table:table-cell>
          <table:table-cell table:style-name="ce43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377" calcext:value-type="percentage">
            <text:p>63.77%</text:p>
          </table:table-cell>
          <table:table-cell table:style-name="ce3" office:value-type="percentage" office:value="0.3987" calcext:value-type="percentage">
            <text:p>39.87%</text:p>
          </table:table-cell>
          <table:table-cell table:style-name="ce3" office:value-type="percentage" office:value="0.0103" calcext:value-type="percentage">
            <text:p>1.03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AO20]" office:value-type="percentage" office:value="0.5489" calcext:value-type="percentage">
            <text:p>54.89%</text:p>
          </table:table-cell>
          <table:table-cell table:style-name="ce12" table:formula="of:=[.AP20]" office:value-type="percentage" office:value="0.5171" calcext:value-type="percentage">
            <text:p>51.71%</text:p>
          </table:table-cell>
          <table:table-cell table:style-name="ce12" table:formula="of:=[.AQ20]" office:value-type="percentage" office:value="0.4126" calcext:value-type="percentage">
            <text:p>41.26%</text:p>
          </table:table-cell>
          <table:table-cell table:style-name="ce12" table:formula="of:=[.AO39]" office:value-type="percentage" office:value="0.6463" calcext:value-type="percentage">
            <text:p>64.63%</text:p>
          </table:table-cell>
          <table:table-cell table:style-name="ce12" table:formula="of:=[.AP39]" office:value-type="percentage" office:value="0.3946" calcext:value-type="percentage">
            <text:p>39.46%</text:p>
          </table:table-cell>
          <table:table-cell table:style-name="ce12" table:formula="of:=[.AQ39]" office:value-type="percentage" office:value="0.0021" calcext:value-type="percentage">
            <text:p>0.21%</text:p>
          </table:table-cell>
          <table:table-cell table:style-name="ce59" table:formula="of:=AVERAGE([.AZ29];[.BC29])" office:value-type="percentage" office:value="0.45585" calcext:value-type="percentage">
            <text:p>45.59%</text:p>
          </table:table-cell>
          <table:table-cell table:number-columns-repeated="21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11" table:formula="of:=[.C19]" office:value-type="percentage" office:value="0.9111" calcext:value-type="percentage">
            <text:p>91.11%</text:p>
          </table:table-cell>
          <table:table-cell table:style-name="ce11" table:formula="of:=[.D19]" office:value-type="percentage" office:value="0.6564" calcext:value-type="percentage">
            <text:p>65.64%</text:p>
          </table:table-cell>
          <table:table-cell table:style-name="ce11" table:formula="of:=[.E19]" office:value-type="percentage" office:value="0.6301" calcext:value-type="percentage">
            <text:p>63.01%</text:p>
          </table:table-cell>
          <table:table-cell table:style-name="ce11" table:formula="of:=[.C38]" office:value-type="percentage" office:value="0.853" calcext:value-type="percentage">
            <text:p>85.30%</text:p>
          </table:table-cell>
          <table:table-cell table:style-name="ce11" table:formula="of:=[.D38]" office:value-type="percentage" office:value="0.7265" calcext:value-type="percentage">
            <text:p>72.65%</text:p>
          </table:table-cell>
          <table:table-cell table:style-name="ce11" table:formula="of:=[.E38]" office:value-type="percentage" office:value="0.7239" calcext:value-type="percentage">
            <text:p>72.39%</text:p>
          </table:table-cell>
          <table:table-cell table:style-name="ce11" table:formula="of:=[.C56]" office:value-type="percentage" office:value="0.9655" calcext:value-type="percentage">
            <text:p>96.55%</text:p>
          </table:table-cell>
          <table:table-cell table:style-name="ce11" table:formula="of:=[.D56]" office:value-type="percentage" office:value="0.7821" calcext:value-type="percentage">
            <text:p>78.21%</text:p>
          </table:table-cell>
          <table:table-cell table:style-name="ce11" table:formula="of:=[.E56]" office:value-type="percentage" office:value="0.5859" calcext:value-type="percentage">
            <text:p>58.59%</text:p>
          </table:table-cell>
          <table:table-cell table:style-name="ce11" table:formula="of:=[.C74]" office:value-type="percentage" office:value="0.7966" calcext:value-type="percentage">
            <text:p>79.66%</text:p>
          </table:table-cell>
          <table:table-cell table:style-name="ce11" table:formula="of:=[.D74]" office:value-type="percentage" office:value="0.4992" calcext:value-type="percentage">
            <text:p>49.92%</text:p>
          </table:table-cell>
          <table:table-cell table:style-name="ce11" table:formula="of:=[.E74]" office:value-type="percentage" office:value="0.1004" calcext:value-type="percentage">
            <text:p>10.04%</text:p>
          </table:table-cell>
          <table:table-cell table:style-name="ce37" table:formula="of:=AVERAGE([.Z30];[.AC30];[.AF30];[.AI30])" office:value-type="percentage" office:value="0.66605" calcext:value-type="percentage">
            <text:p>66.61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41" calcext:value-type="percentage">
            <text:p>64.10%</text:p>
          </table:table-cell>
          <table:table-cell table:style-name="ce3" office:value-type="percentage" office:value="0.4016" calcext:value-type="percentage">
            <text:p>40.16%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IF</text:p>
          </table:table-cell>
          <table:table-cell table:style-name="ce18" table:formula="of:=[.AR20]" office:value-type="percentage" office:value="0.6399" calcext:value-type="percentage">
            <text:p>63.99%</text:p>
          </table:table-cell>
          <table:table-cell table:style-name="ce18" table:formula="of:=[.AS20]" office:value-type="percentage" office:value="0.4017" calcext:value-type="percentage">
            <text:p>40.17%</text:p>
          </table:table-cell>
          <table:table-cell table:style-name="ce18" table:formula="of:=[.AT20]" office:value-type="percentage" office:value="0.0126" calcext:value-type="percentage">
            <text:p>1.26%</text:p>
          </table:table-cell>
          <table:table-cell table:style-name="ce18" table:formula="of:=[.AR39]" office:value-type="percentage" office:value="0.6418" calcext:value-type="percentage">
            <text:p>64.18%</text:p>
          </table:table-cell>
          <table:table-cell table:style-name="ce18" table:formula="of:=[.AS39]" office:value-type="percentage" office:value="0.4006" calcext:value-type="percentage">
            <text:p>40.06%</text:p>
          </table:table-cell>
          <table:table-cell table:style-name="ce18" table:formula="of:=[.AT39]" office:value-type="percentage" office:value="0.0105" calcext:value-type="percentage">
            <text:p>1.05%</text:p>
          </table:table-cell>
          <table:table-cell table:style-name="ce31" table:formula="of:=AVERAGE([.AZ30];[.BC30])" office:value-type="percentage" office:value="0.40115" calcext:value-type="percentage">
            <text:p>40.12%</text:p>
          </table:table-cell>
          <table:table-cell table:number-columns-repeated="21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8" office:value-type="string" calcext:value-type="string">
            <text:p>Anomal-E-PCA</text:p>
          </table:table-cell>
          <table:table-cell table:style-name="ce12" table:formula="of:=[.F19]" office:value-type="percentage" office:value="0.9863" calcext:value-type="percentage">
            <text:p>98.63%</text:p>
          </table:table-cell>
          <table:table-cell table:style-name="ce12" table:formula="of:=[.G19]" office:value-type="percentage" office:value="0.9218" calcext:value-type="percentage">
            <text:p>92.18%</text:p>
          </table:table-cell>
          <table:table-cell table:style-name="ce12" table:formula="of:=[.H19]" office:value-type="percentage" office:value="0.9786" calcext:value-type="percentage">
            <text:p>97.86%</text:p>
          </table:table-cell>
          <table:table-cell table:style-name="ce12" table:formula="of:=[.F38]" office:value-type="percentage" office:value="0.9697" calcext:value-type="percentage">
            <text:p>96.97%</text:p>
          </table:table-cell>
          <table:table-cell table:style-name="ce19" table:formula="of:=[.G38]" office:value-type="percentage" office:value="0.9223" calcext:value-type="percentage">
            <text:p>92.23%</text:p>
          </table:table-cell>
          <table:table-cell table:style-name="ce12" table:formula="of:=[.H38]" office:value-type="percentage" office:value="0.789" calcext:value-type="percentage">
            <text:p>78.90%</text:p>
          </table:table-cell>
          <table:table-cell table:style-name="ce12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style-name="ce12"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236" calcext:value-type="percentage">
            <text:p>82.36%</text:p>
          </table:table-cell>
          <table:table-cell table:style-name="ce19" table:formula="of:=[.G74]" office:value-type="percentage" office:value="0.4669" calcext:value-type="percentage">
            <text:p>46.69%</text:p>
          </table:table-cell>
          <table:table-cell table:style-name="ce19" table:formula="of:=[.H74]" office:value-type="percentage" office:value="0.0217" calcext:value-type="percentage">
            <text:p>2.17%</text:p>
          </table:table-cell>
          <table:table-cell table:style-name="ce49" table:formula="of:=AVERAGE([.Z31];[.AC31];[.AF31];[.AI31])" office:value-type="percentage" office:value="0.8262" calcext:value-type="percentage">
            <text:p>82.62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978" calcext:value-type="percentage">
            <text:p>69.78%</text:p>
          </table:table-cell>
          <table:table-cell table:style-name="ce3" office:value-type="percentage" office:value="0.6153" calcext:value-type="percentage">
            <text:p>61.53%</text:p>
          </table:table-cell>
          <table:table-cell table:style-name="ce3" office:value-type="percentage" office:value="0.3309" calcext:value-type="percentage">
            <text:p>33.09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AO21]" office:value-type="percentage" office:value="0.5681" calcext:value-type="percentage">
            <text:p>56.81%</text:p>
          </table:table-cell>
          <table:table-cell table:style-name="ce12" table:formula="of:=[.AP21]" office:value-type="percentage" office:value="0.4904" calcext:value-type="percentage">
            <text:p>49.04%</text:p>
          </table:table-cell>
          <table:table-cell table:style-name="ce12" table:formula="of:=[.AQ21]" office:value-type="percentage" office:value="0.2504" calcext:value-type="percentage">
            <text:p>25.04%</text:p>
          </table:table-cell>
          <table:table-cell table:style-name="ce12" table:formula="of:=[.AO40]" office:value-type="percentage" office:value="0.4899" calcext:value-type="percentage">
            <text:p>48.99%</text:p>
          </table:table-cell>
          <table:table-cell table:style-name="ce12" table:formula="of:=[.AP40]" office:value-type="percentage" office:value="0.4803" calcext:value-type="percentage">
            <text:p>48.03%</text:p>
          </table:table-cell>
          <table:table-cell table:style-name="ce12" table:formula="of:=[.AQ40]" office:value-type="percentage" office:value="0.4988" calcext:value-type="percentage">
            <text:p>49.88%</text:p>
          </table:table-cell>
          <table:table-cell table:style-name="ce49" table:formula="of:=AVERAGE([.AZ31];[.BC31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PCA</text:p>
          </table:table-cell>
          <table:table-cell table:style-name="ce13" table:formula="of:=[.I19]" office:value-type="percentage" office:value="0.9848" calcext:value-type="percentage">
            <text:p>98.48%</text:p>
          </table:table-cell>
          <table:table-cell table:style-name="ce13" table:formula="of:=[.J19]" office:value-type="percentage" office:value="0.911" calcext:value-type="percentage">
            <text:p>91.10%</text:p>
          </table:table-cell>
          <table:table-cell table:style-name="ce13" table:formula="of:=[.K19]" office:value-type="percentage" office:value="0.9329" calcext:value-type="percentage">
            <text:p>93.29%</text:p>
          </table:table-cell>
          <table:table-cell table:style-name="ce18" table:formula="of:=[.I38]" office:value-type="percentage" office:value="0.9691" calcext:value-type="percentage">
            <text:p>96.91%</text:p>
          </table:table-cell>
          <table:table-cell table:style-name="ce18" table:formula="of:=[.J38]" office:value-type="percentage" office:value="0.9211" calcext:value-type="percentage">
            <text:p>92.11%</text:p>
          </table:table-cell>
          <table:table-cell table:style-name="ce18" table:formula="of:=[.K38]" office:value-type="percentage" office:value="0.7902" calcext:value-type="percentage">
            <text:p>79.02%</text:p>
          </table:table-cell>
          <table:table-cell table:style-name="ce13" table:formula="of:=[.I56]" office:value-type="percentage" office:value="0.9979" calcext:value-type="percentage">
            <text:p>99.79%</text:p>
          </table:table-cell>
          <table:table-cell table:style-name="ce18" table:formula="of:=[.J56]" office:value-type="percentage" office:value="0.9864" calcext:value-type="percentage">
            <text:p>98.64%</text:p>
          </table:table-cell>
          <table:table-cell table:style-name="ce13" table:formula="of:=[.K56]" office:value-type="percentage" office:value="0.9717" calcext:value-type="percentage">
            <text:p>97.17%</text:p>
          </table:table-cell>
          <table:table-cell table:style-name="ce18" table:formula="of:=[.I74]" office:value-type="percentage" office:value="0.8363" calcext:value-type="percentage">
            <text:p>83.63%</text:p>
          </table:table-cell>
          <table:table-cell table:style-name="ce18" table:formula="of:=[.J74]" office:value-type="percentage" office:value="0.4815" calcext:value-type="percentage">
            <text:p>48.15%</text:p>
          </table:table-cell>
          <table:table-cell table:style-name="ce13" table:formula="of:=[.K74]" office:value-type="percentage" office:value="0.0351" calcext:value-type="percentage">
            <text:p>3.51%</text:p>
          </table:table-cell>
          <table:table-cell table:style-name="ce26" table:formula="of:=AVERAGE([.Z32];[.AC32];[.AF32];[.AI32])" office:value-type="percentage" office:value="0.825" calcext:value-type="percentage">
            <text:p>82.5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247" calcext:value-type="percentage">
            <text:p>52.47%</text:p>
          </table:table-cell>
          <table:table-cell table:style-name="ce3" office:value-type="percentage" office:value="0.4829" calcext:value-type="percentage">
            <text:p>48.29%</text:p>
          </table:table-cell>
          <table:table-cell table:style-name="ce3" office:value-type="percentage" office:value="0.3391" calcext:value-type="percentage">
            <text:p>33.91%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9" calcext:value-type="percentage">
            <text:p>49.90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CBLOF</text:p>
          </table:table-cell>
          <table:table-cell table:style-name="ce18" table:formula="of:=[.AR21]" office:value-type="percentage" office:value="0.6202" calcext:value-type="percentage">
            <text:p>62.02%</text:p>
          </table:table-cell>
          <table:table-cell table:style-name="ce18" table:formula="of:=[.AS21]" office:value-type="percentage" office:value="0.4593" calcext:value-type="percentage">
            <text:p>45.93%</text:p>
          </table:table-cell>
          <table:table-cell table:style-name="ce18" table:formula="of:=[.AT21]" office:value-type="percentage" office:value="0.1053" calcext:value-type="percentage">
            <text:p>10.53%</text:p>
          </table:table-cell>
          <table:table-cell table:style-name="ce18" table:formula="of:=[.AR40]" office:value-type="percentage" office:value="0.5513" calcext:value-type="percentage">
            <text:p>55.13%</text:p>
          </table:table-cell>
          <table:table-cell table:style-name="ce18" table:formula="of:=[.AS40]" office:value-type="percentage" office:value="0.4412" calcext:value-type="percentage">
            <text:p>44.12%</text:p>
          </table:table-cell>
          <table:table-cell table:style-name="ce18" table:formula="of:=[.AT40]" office:value-type="percentage" office:value="0.1516" calcext:value-type="percentage">
            <text:p>15.16%</text:p>
          </table:table-cell>
          <table:table-cell table:style-name="ce26" table:formula="of:=AVERAGE([.AZ32];[.BC32])" office:value-type="percentage" office:value="0.45025" calcext:value-type="percentage">
            <text:p>45.03%</text:p>
          </table:table-cell>
          <table:table-cell table:number-columns-repeated="21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11" table:formula="of:=[.C20]" office:value-type="percentage" office:value="0.9146" calcext:value-type="percentage">
            <text:p>91.46%</text:p>
          </table:table-cell>
          <table:table-cell table:style-name="ce11" table:formula="of:=[.D20]" office:value-type="percentage" office:value="0.6703" calcext:value-type="percentage">
            <text:p>67.03%</text:p>
          </table:table-cell>
          <table:table-cell table:style-name="ce11" table:formula="of:=[.E20]" office:value-type="percentage" office:value="0.676" calcext:value-type="percentage">
            <text:p>67.60%</text:p>
          </table:table-cell>
          <table:table-cell table:style-name="ce14" table:formula="of:=[.C39]" office:value-type="percentage" office:value="0.8605" calcext:value-type="percentage">
            <text:p>86.05%</text:p>
          </table:table-cell>
          <table:table-cell table:style-name="ce14" table:formula="of:=[.D39]" office:value-type="percentage" office:value="0.7402" calcext:value-type="percentage">
            <text:p>74.02%</text:p>
          </table:table-cell>
          <table:table-cell table:style-name="ce14" table:formula="of:=[.E39]" office:value-type="percentage" office:value="0.7533" calcext:value-type="percentage">
            <text:p>75.33%</text:p>
          </table:table-cell>
          <table:table-cell table:style-name="ce14" table:formula="of:=[.C57]" office:value-type="percentage" office:value="0.9712" calcext:value-type="percentage">
            <text:p>97.12%</text:p>
          </table:table-cell>
          <table:table-cell table:style-name="ce14" table:formula="of:=[.D57]" office:value-type="percentage" office:value="0.8354" calcext:value-type="percentage">
            <text:p>83.54%</text:p>
          </table:table-cell>
          <table:table-cell table:style-name="ce14" table:formula="of:=[.E57]" office:value-type="percentage" office:value="0.7687" calcext:value-type="percentage">
            <text:p>76.87%</text:p>
          </table:table-cell>
          <table:table-cell table:style-name="ce14" table:formula="of:=[.C75]" office:value-type="percentage" office:value="0.7437" calcext:value-type="percentage">
            <text:p>74.37%</text:p>
          </table:table-cell>
          <table:table-cell table:style-name="ce11" table:formula="of:=[.D75]" office:value-type="percentage" office:value="0.5344" calcext:value-type="percentage">
            <text:p>53.44%</text:p>
          </table:table-cell>
          <table:table-cell table:style-name="ce11" table:formula="of:=[.E75]" office:value-type="percentage" office:value="0.2832" calcext:value-type="percentage">
            <text:p>28.32%</text:p>
          </table:table-cell>
          <table:table-cell table:style-name="ce37" table:formula="of:=AVERAGE([.Z33];[.AC33];[.AF33];[.AI33])" office:value-type="percentage" office:value="0.695075" calcext:value-type="percentage">
            <text:p>69.51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style-name="ce10" office:value-type="string" calcext:value-type="string">
            <text:p>Anomal-E-HBOS</text:p>
          </table:table-cell>
          <table:table-cell table:style-name="ce12" table:formula="of:=[.AO22]" office:value-type="percentage" office:value="0.5681" calcext:value-type="percentage">
            <text:p>56.81%</text:p>
          </table:table-cell>
          <table:table-cell table:style-name="ce12" table:formula="of:=[.AP22]" office:value-type="percentage" office:value="0.4904" calcext:value-type="percentage">
            <text:p>49.04%</text:p>
          </table:table-cell>
          <table:table-cell table:style-name="ce12" table:formula="of:=[.AQ22]" office:value-type="percentage" office:value="0.2504" calcext:value-type="percentage">
            <text:p>25.04%</text:p>
          </table:table-cell>
          <table:table-cell table:style-name="ce12" table:formula="of:=[.AO41]" office:value-type="percentage" office:value="0.4899" calcext:value-type="percentage">
            <text:p>48.99%</text:p>
          </table:table-cell>
          <table:table-cell table:style-name="ce12" table:formula="of:=[.AP41]" office:value-type="percentage" office:value="0.4803" calcext:value-type="percentage">
            <text:p>48.03%</text:p>
          </table:table-cell>
          <table:table-cell table:style-name="ce12" table:formula="of:=[.AQ41]" office:value-type="percentage" office:value="0.4988" calcext:value-type="percentage">
            <text:p>49.88%</text:p>
          </table:table-cell>
          <table:table-cell table:style-name="ce59" table:formula="of:=AVERAGE([.AZ33];[.BC33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F20]" office:value-type="percentage" office:value="0.9866" calcext:value-type="percentage">
            <text:p>98.66%</text:p>
          </table:table-cell>
          <table:table-cell table:style-name="ce12" table:formula="of:=[.G20]" office:value-type="percentage" office:value="0.9235" calcext:value-type="percentage">
            <text:p>92.35%</text:p>
          </table:table-cell>
          <table:table-cell table:style-name="ce12" table:formula="of:=[.H20]" office:value-type="percentage" office:value="0.9877" calcext:value-type="percentage">
            <text:p>98.77%</text:p>
          </table:table-cell>
          <table:table-cell table:style-name="ce12" table:formula="of:=[.F39]" office:value-type="percentage" office:value="0.9717" calcext:value-type="percentage">
            <text:p>97.17%</text:p>
          </table:table-cell>
          <table:table-cell table:style-name="ce12" table:formula="of:=[.G39]" office:value-type="percentage" office:value="0.933" calcext:value-type="percentage">
            <text:p>93.30%</text:p>
          </table:table-cell>
          <table:table-cell table:style-name="ce12" table:formula="of:=[.H39]" office:value-type="percentage" office:value="0.8856" calcext:value-type="percentage">
            <text:p>88.56%</text:p>
          </table:table-cell>
          <table:table-cell table:style-name="ce12" table:formula="of:=[.F57]" office:value-type="percentage" office:value="0.999" calcext:value-type="percentage">
            <text:p>99.90%</text:p>
          </table:table-cell>
          <table:table-cell table:style-name="ce12" table:formula="of:=[.G57]" office:value-type="percentage" office:value="0.9938" calcext:value-type="percentage">
            <text:p>99.38%</text:p>
          </table:table-cell>
          <table:table-cell table:style-name="ce12" table:formula="of:=[.H57]" office:value-type="percentage" office:value="1" calcext:value-type="percentage">
            <text:p>100.00%</text:p>
          </table:table-cell>
          <table:table-cell table:style-name="ce12" table:formula="of:=[.F75]" office:value-type="percentage" office:value="0.8259" calcext:value-type="percentage">
            <text:p>82.59%</text:p>
          </table:table-cell>
          <table:table-cell table:style-name="ce12" table:formula="of:=[.G75]" office:value-type="percentage" office:value="0.4808" calcext:value-type="percentage">
            <text:p>48.08%</text:p>
          </table:table-cell>
          <table:table-cell table:style-name="ce19" table:formula="of:=[.H75]" office:value-type="percentage" office:value="0.0409" calcext:value-type="percentage">
            <text:p>4.09%</text:p>
          </table:table-cell>
          <table:table-cell table:style-name="ce26" table:formula="of:=AVERAGE([.Z34];[.AC34];[.AF34];[.AI34])" office:value-type="percentage" office:value="0.832775" calcext:value-type="percentage">
            <text:p>83.28%</text:p>
          </table:table-cell>
          <table:table-cell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10"/>
          <table:table-cell table:style-name="ce40" office:value-type="string" calcext:value-type="string">
            <text:p><text:span text:style-name="T2">Fusion-</text:span>Anomal-E-HBOS</text:p>
          </table:table-cell>
          <table:table-cell table:style-name="ce18" table:formula="of:=[.AR22]" office:value-type="percentage" office:value="0.5484" calcext:value-type="percentage">
            <text:p>54.84%</text:p>
          </table:table-cell>
          <table:table-cell table:style-name="ce18" table:formula="of:=[.AS22]" office:value-type="percentage" office:value="0.48" calcext:value-type="percentage">
            <text:p>48.00%</text:p>
          </table:table-cell>
          <table:table-cell table:style-name="ce18" table:formula="of:=[.AT22]" office:value-type="percentage" office:value="0.2621" calcext:value-type="percentage">
            <text:p>26.21%</text:p>
          </table:table-cell>
          <table:table-cell table:style-name="ce18" table:formula="of:=[.AR41]" office:value-type="percentage" office:value="0.5569" calcext:value-type="percentage">
            <text:p>55.69%</text:p>
          </table:table-cell>
          <table:table-cell table:style-name="ce18" table:formula="of:=[.AS41]" office:value-type="percentage" office:value="0.4839" calcext:value-type="percentage">
            <text:p>48.39%</text:p>
          </table:table-cell>
          <table:table-cell table:style-name="ce18" table:formula="of:=[.AT41]" office:value-type="percentage" office:value="0.2551" calcext:value-type="percentage">
            <text:p>25.51%</text:p>
          </table:table-cell>
          <table:table-cell table:style-name="ce31" table:formula="of:=AVERAGE([.AZ34];[.BC34])" office:value-type="percentage" office:value="0.48195" calcext:value-type="percentage">
            <text:p>48.20%</text:p>
          </table:table-cell>
          <table:table-cell table:number-columns-repeated="21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2">Fusion-</text:span>Anomal-E-IF</text:p>
          </table:table-cell>
          <table:table-cell table:style-name="ce18" table:formula="of:=[.I20]" office:value-type="percentage" office:value="0.9873" calcext:value-type="percentage">
            <text:p>98.73%</text:p>
          </table:table-cell>
          <table:table-cell table:style-name="ce13" table:formula="of:=[.J20]" office:value-type="percentage" office:value="0.9274" calcext:value-type="percentage">
            <text:p>92.74%</text:p>
          </table:table-cell>
          <table:table-cell table:style-name="ce13" table:formula="of:=[.K20]" office:value-type="percentage" office:value="0.9961" calcext:value-type="percentage">
            <text:p>99.61%</text:p>
          </table:table-cell>
          <table:table-cell table:style-name="ce18" table:formula="of:=[.I39]" office:value-type="percentage" office:value="0.9736" calcext:value-type="percentage">
            <text:p>97.36%</text:p>
          </table:table-cell>
          <table:table-cell table:style-name="ce18" table:formula="of:=[.J39]" office:value-type="percentage" office:value="0.9371" calcext:value-type="percentage">
            <text:p>93.71%</text:p>
          </table:table-cell>
          <table:table-cell table:style-name="ce18" table:formula="of:=[.K39]" office:value-type="percentage" office:value="0.8851" calcext:value-type="percentage">
            <text:p>88.51%</text:p>
          </table:table-cell>
          <table:table-cell table:style-name="ce18" table:formula="of:=[.I57]" office:value-type="percentage" office:value="0.9981" calcext:value-type="percentage">
            <text:p>99.81%</text:p>
          </table:table-cell>
          <table:table-cell table:style-name="ce18" table:formula="of:=[.J57]" office:value-type="percentage" office:value="0.988" calcext:value-type="percentage">
            <text:p>98.80%</text:p>
          </table:table-cell>
          <table:table-cell table:style-name="ce18" table:formula="of:=[.K57]" office:value-type="percentage" office:value="0.9781" calcext:value-type="percentage">
            <text:p>97.81%</text:p>
          </table:table-cell>
          <table:table-cell table:style-name="ce18" table:formula="of:=[.I75]" office:value-type="percentage" office:value="0.8365" calcext:value-type="percentage">
            <text:p>83.65%</text:p>
          </table:table-cell>
          <table:table-cell table:style-name="ce18" table:formula="of:=[.J75]" office:value-type="percentage" office:value="0.4855" calcext:value-type="percentage">
            <text:p>48.55%</text:p>
          </table:table-cell>
          <table:table-cell table:style-name="ce18" table:formula="of:=[.K75]" office:value-type="percentage" office:value="0.0406" calcext:value-type="percentage">
            <text:p>4.06%</text:p>
          </table:table-cell>
          <table:table-cell table:style-name="ce53" table:formula="of:=AVERAGE([.Z35];[.AC35];[.AF35];[.AI35])" office:value-type="percentage" office:value="0.8345" calcext:value-type="percentage">
            <text:p>83.45%</text:p>
          </table:table-cell>
          <table:table-cell table:number-columns-repeated="41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11" table:formula="of:=[.C21]" office:value-type="percentage" office:value="0.9528" calcext:value-type="percentage">
            <text:p>95.28%</text:p>
          </table:table-cell>
          <table:table-cell table:style-name="ce11" table:formula="of:=[.D21]" office:value-type="percentage" office:value="0.7173" calcext:value-type="percentage">
            <text:p>71.73%</text:p>
          </table:table-cell>
          <table:table-cell table:style-name="ce11" table:formula="of:=[.E21]" office:value-type="percentage" office:value="0.5042" calcext:value-type="percentage">
            <text:p>50.42%</text:p>
          </table:table-cell>
          <table:table-cell table:style-name="ce11" table:formula="of:=[.C40]" office:value-type="percentage" office:value="0.9457" calcext:value-type="percentage">
            <text:p>94.57%</text:p>
          </table:table-cell>
          <table:table-cell table:style-name="ce11" table:formula="of:=[.D40]" office:value-type="percentage" office:value="0.8612" calcext:value-type="percentage">
            <text:p>86.12%</text:p>
          </table:table-cell>
          <table:table-cell table:style-name="ce11" table:formula="of:=[.E40]" office:value-type="percentage" office:value="0.6916" calcext:value-type="percentage">
            <text:p>69.16%</text:p>
          </table:table-cell>
          <table:table-cell table:style-name="ce11" table:formula="of:=[.C58]" office:value-type="percentage" office:value="0.9553" calcext:value-type="percentage">
            <text:p>95.53%</text:p>
          </table:table-cell>
          <table:table-cell table:style-name="ce11" table:formula="of:=[.D58]" office:value-type="percentage" office:value="0.7468" calcext:value-type="percentage">
            <text:p>74.68%</text:p>
          </table:table-cell>
          <table:table-cell table:style-name="ce11" table:formula="of:=[.E58]" office:value-type="percentage" office:value="0.5841" calcext:value-type="percentage">
            <text:p>58.41%</text:p>
          </table:table-cell>
          <table:table-cell table:style-name="ce11" table:formula="of:=[.C76]" office:value-type="percentage" office:value="0.8179" calcext:value-type="percentage">
            <text:p>81.79%</text:p>
          </table:table-cell>
          <table:table-cell table:style-name="ce11" table:formula="of:=[.D76]" office:value-type="percentage" office:value="0.6717" calcext:value-type="percentage">
            <text:p>67.17%</text:p>
          </table:table-cell>
          <table:table-cell table:style-name="ce11" table:formula="of:=[.E76]" office:value-type="percentage" office:value="0.5825" calcext:value-type="percentage">
            <text:p>58.25%</text:p>
          </table:table-cell>
          <table:table-cell table:style-name="ce37" table:formula="of:=AVERAGE([.Z36];[.AC36];[.AF36];[.AI36])" office:value-type="percentage" office:value="0.74925" calcext:value-type="percentage">
            <text:p>74.93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2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21]" office:value-type="percentage" office:value="0.9857" calcext:value-type="percentage">
            <text:p>98.57%</text:p>
          </table:table-cell>
          <table:table-cell table:style-name="ce12" table:formula="of:=[.G21]" office:value-type="percentage" office:value="0.917" calcext:value-type="percentage">
            <text:p>91.70%</text:p>
          </table:table-cell>
          <table:table-cell table:style-name="ce19" table:formula="of:=[.H21]" office:value-type="percentage" office:value="0.9572" calcext:value-type="percentage">
            <text:p>95.72%</text:p>
          </table:table-cell>
          <table:table-cell table:style-name="ce12" table:formula="of:=[.F40]" office:value-type="percentage" office:value="0.9778" calcext:value-type="percentage">
            <text:p>97.78%</text:p>
          </table:table-cell>
          <table:table-cell table:style-name="ce12" table:formula="of:=[.G40]" office:value-type="percentage" office:value="0.9434" calcext:value-type="percentage">
            <text:p>94.34%</text:p>
          </table:table-cell>
          <table:table-cell table:style-name="ce12" table:formula="of:=[.H40]" office:value-type="percentage" office:value="0.8266" calcext:value-type="percentage">
            <text:p>82.66%</text:p>
          </table:table-cell>
          <table:table-cell table:style-name="ce12" table:formula="of:=[.F58]" office:value-type="percentage" office:value="0.999" calcext:value-type="percentage">
            <text:p>99.90%</text:p>
          </table:table-cell>
          <table:table-cell table:style-name="ce12" table:formula="of:=[.G58]" office:value-type="percentage" office:value="0.9938" calcext:value-type="percentage">
            <text:p>99.38%</text:p>
          </table:table-cell>
          <table:table-cell table:style-name="ce12" table:formula="of:=[.H58]" office:value-type="percentage" office:value="1" calcext:value-type="percentage">
            <text:p>100.00%</text:p>
          </table:table-cell>
          <table:table-cell table:style-name="ce12" table:formula="of:=[.F76]" office:value-type="percentage" office:value="0.8375" calcext:value-type="percentage">
            <text:p>83.75%</text:p>
          </table:table-cell>
          <table:table-cell table:style-name="ce19" table:formula="of:=[.G76]" office:value-type="percentage" office:value="0.4854" calcext:value-type="percentage">
            <text:p>48.54%</text:p>
          </table:table-cell>
          <table:table-cell table:style-name="ce19" table:formula="of:=[.H76]" office:value-type="percentage" office:value="0.0399" calcext:value-type="percentage">
            <text:p>3.99%</text:p>
          </table:table-cell>
          <table:table-cell table:style-name="ce49" table:formula="of:=AVERAGE([.Z37];[.AC37];[.AF37];[.AI37])" office:value-type="percentage" office:value="0.8349" calcext:value-type="percentage">
            <text:p>83.49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table:style-name="ce40" office:value-type="string" calcext:value-type="string">
            <text:p><text:span text:style-name="T3">Fusion-</text:span>Anomal-E-CBLOF</text:p>
          </table:table-cell>
          <table:table-cell table:style-name="ce13" table:formula="of:=[.I21]" office:value-type="percentage" office:value="0.94" calcext:value-type="percentage">
            <text:p>94.00%</text:p>
          </table:table-cell>
          <table:table-cell table:style-name="ce13" table:formula="of:=[.J21]" office:value-type="percentage" office:value="0.7689" calcext:value-type="percentage">
            <text:p>76.89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3" table:formula="of:=[.I40]" office:value-type="percentage" office:value="0.9092" calcext:value-type="percentage">
            <text:p>90.92%</text:p>
          </table:table-cell>
          <table:table-cell table:style-name="ce13" table:formula="of:=[.J40]" office:value-type="percentage" office:value="0.7694" calcext:value-type="percentage">
            <text:p>76.94%</text:p>
          </table:table-cell>
          <table:table-cell table:style-name="ce13" table:formula="of:=[.K40]" office:value-type="percentage" office:value="0.5453" calcext:value-type="percentage">
            <text:p>54.53%</text:p>
          </table:table-cell>
          <table:table-cell table:style-name="ce13" table:formula="of:=[.I58]" office:value-type="percentage" office:value="0.9958" calcext:value-type="percentage">
            <text:p>99.58%</text:p>
          </table:table-cell>
          <table:table-cell table:style-name="ce13" table:formula="of:=[.J58]" office:value-type="percentage" office:value="0.9734" calcext:value-type="percentage">
            <text:p>97.34%</text:p>
          </table:table-cell>
          <table:table-cell table:style-name="ce13" table:formula="of:=[.K58]" office:value-type="percentage" office:value="0.953" calcext:value-type="percentage">
            <text:p>95.30%</text:p>
          </table:table-cell>
          <table:table-cell table:style-name="ce13" table:formula="of:=[.I76]" office:value-type="percentage" office:value="0.7763" calcext:value-type="percentage">
            <text:p>77.63%</text:p>
          </table:table-cell>
          <table:table-cell table:style-name="ce18" table:formula="of:=[.J76]" office:value-type="percentage" office:value="0.6046" calcext:value-type="percentage">
            <text:p>60.46%</text:p>
          </table:table-cell>
          <table:table-cell table:style-name="ce13" table:formula="of:=[.K76]" office:value-type="percentage" office:value="0.4525" calcext:value-type="percentage">
            <text:p>45.25%</text:p>
          </table:table-cell>
          <table:table-cell table:style-name="ce51" table:formula="of:=AVERAGE([.Z38];[.AC38];[.AF38];[.AI38])" office:value-type="percentage" office:value="0.779075" calcext:value-type="percentage">
            <text:p>77.91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892" calcext:value-type="percentage">
            <text:p>38.92%</text:p>
          </table:table-cell>
          <table:table-cell table:style-name="ce3" office:value-type="percentage" office:value="0.362" calcext:value-type="percentage">
            <text:p>36.20%</text:p>
          </table:table-cell>
          <table:table-cell table:style-name="ce3" office:value-type="percentage" office:value="0.8403" calcext:value-type="percentage">
            <text:p>84.03%</text:p>
          </table:table-cell>
          <table:table-cell table:style-name="ce3" office:value-type="percentage" office:value="0.4858" calcext:value-type="percentage">
            <text:p>48.58%</text:p>
          </table:table-cell>
          <table:table-cell table:style-name="ce3" office:value-type="percentage" office:value="0.4297" calcext:value-type="percentage">
            <text:p>42.97%</text:p>
          </table:table-cell>
          <table:table-cell table:style-name="ce3" office:value-type="percentage" office:value="0.243" calcext:value-type="percentage">
            <text:p>24.30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11" table:formula="of:=[.C22]" office:value-type="percentage" office:value="0.9159" calcext:value-type="percentage">
            <text:p>91.59%</text:p>
          </table:table-cell>
          <table:table-cell table:style-name="ce11" table:formula="of:=[.D22]" office:value-type="percentage" office:value="0.669" calcext:value-type="percentage">
            <text:p>66.90%</text:p>
          </table:table-cell>
          <table:table-cell table:style-name="ce11" table:formula="of:=[.E22]" office:value-type="percentage" office:value="0.6567" calcext:value-type="percentage">
            <text:p>65.67%</text:p>
          </table:table-cell>
          <table:table-cell table:style-name="ce14" table:formula="of:=[.C41]" office:value-type="percentage" office:value="0.8823" calcext:value-type="percentage">
            <text:p>88.23%</text:p>
          </table:table-cell>
          <table:table-cell table:style-name="ce14" table:formula="of:=[.D41]" office:value-type="percentage" office:value="0.7805" calcext:value-type="percentage">
            <text:p>78.05%</text:p>
          </table:table-cell>
          <table:table-cell table:style-name="ce11" table:formula="of:=[.E41]" office:value-type="percentage" office:value="0.842" calcext:value-type="percentage">
            <text:p>84.20%</text:p>
          </table:table-cell>
          <table:table-cell table:style-name="ce14" table:formula="of:=[.C59]" office:value-type="percentage" office:value="0.9682" calcext:value-type="percentage">
            <text:p>96.82%</text:p>
          </table:table-cell>
          <table:table-cell table:style-name="ce14" table:formula="of:=[.D59]" office:value-type="percentage" office:value="0.8078" calcext:value-type="percentage">
            <text:p>80.78%</text:p>
          </table:table-cell>
          <table:table-cell table:style-name="ce14" table:formula="of:=[.E59]" office:value-type="percentage" office:value="0.6668" calcext:value-type="percentage">
            <text:p>66.68%</text:p>
          </table:table-cell>
          <table:table-cell table:style-name="ce14" table:formula="of:=[.C77]" office:value-type="percentage" office:value="0.8249" calcext:value-type="percentage">
            <text:p>82.49%</text:p>
          </table:table-cell>
          <table:table-cell table:style-name="ce11" table:formula="of:=[.D77]" office:value-type="percentage" office:value="0.5661" calcext:value-type="percentage">
            <text:p>56.61%</text:p>
          </table:table-cell>
          <table:table-cell table:style-name="ce11" table:formula="of:=[.E77]" office:value-type="percentage" office:value="0.2034" calcext:value-type="percentage">
            <text:p>20.34%</text:p>
          </table:table-cell>
          <table:table-cell table:style-name="ce37" table:formula="of:=AVERAGE([.Z39];[.AC39];[.AF39];[.AI39])" office:value-type="percentage" office:value="0.70585" calcext:value-type="percentage">
            <text:p>70.5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6463" calcext:value-type="percentage">
            <text:p>64.63%</text:p>
          </table:table-cell>
          <table:table-cell table:style-name="ce3" office:value-type="percentage" office:value="0.3946" calcext:value-type="percentage">
            <text:p>39.46%</text:p>
          </table:table-cell>
          <table:table-cell table:style-name="ce3" office:value-type="percentage" office:value="0.0021" calcext:value-type="percentage">
            <text:p>0.21%</text:p>
          </table:table-cell>
          <table:table-cell table:style-name="ce3" office:value-type="percentage" office:value="0.6418" calcext:value-type="percentage">
            <text:p>64.18%</text:p>
          </table:table-cell>
          <table:table-cell table:style-name="ce3" office:value-type="percentage" office:value="0.4006" calcext:value-type="percentage">
            <text:p>40.06%</text:p>
          </table:table-cell>
          <table:table-cell table:style-name="ce3" office:value-type="percentage" office:value="0.0105" calcext:value-type="percentage">
            <text:p>1.05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22]" office:value-type="percentage" office:value="0.9862" calcext:value-type="percentage">
            <text:p>98.62%</text:p>
          </table:table-cell>
          <table:table-cell table:style-name="ce19" table:formula="of:=[.G22]" office:value-type="percentage" office:value="0.9189" calcext:value-type="percentage">
            <text:p>91.89%</text:p>
          </table:table-cell>
          <table:table-cell table:style-name="ce19" table:formula="of:=[.H22]" office:value-type="percentage" office:value="0.9492" calcext:value-type="percentage">
            <text:p>94.92%</text:p>
          </table:table-cell>
          <table:table-cell table:style-name="ce12" table:formula="of:=[.F41]" office:value-type="percentage" office:value="0.9685" calcext:value-type="percentage">
            <text:p>96.85%</text:p>
          </table:table-cell>
          <table:table-cell table:style-name="ce19" table:formula="of:=[.G41]" office:value-type="percentage" office:value="0.9263" calcext:value-type="percentage">
            <text:p>92.63%</text:p>
          </table:table-cell>
          <table:table-cell table:style-name="ce12" table:formula="of:=[.H41]" office:value-type="percentage" office:value="0.8857" calcext:value-type="percentage">
            <text:p>88.57%</text:p>
          </table:table-cell>
          <table:table-cell table:style-name="ce12" table:formula="of:=[.F59]" office:value-type="percentage" office:value="0.999" calcext:value-type="percentage">
            <text:p>99.90%</text:p>
          </table:table-cell>
          <table:table-cell table:style-name="ce12" table:formula="of:=[.G59]" office:value-type="percentage" office:value="0.9938" calcext:value-type="percentage">
            <text:p>99.38%</text:p>
          </table:table-cell>
          <table:table-cell table:style-name="ce12" table:formula="of:=[.H59]" office:value-type="percentage" office:value="1" calcext:value-type="percentage">
            <text:p>100.00%</text:p>
          </table:table-cell>
          <table:table-cell table:style-name="ce19" table:formula="of:=[.F77]" office:value-type="percentage" office:value="0.8207" calcext:value-type="percentage">
            <text:p>82.07%</text:p>
          </table:table-cell>
          <table:table-cell table:style-name="ce19" table:formula="of:=[.G77]" office:value-type="percentage" office:value="0.4668" calcext:value-type="percentage">
            <text:p>46.68%</text:p>
          </table:table-cell>
          <table:table-cell table:style-name="ce19" table:formula="of:=[.H77]" office:value-type="percentage" office:value="0.0231" calcext:value-type="percentage">
            <text:p>2.31%</text:p>
          </table:table-cell>
          <table:table-cell table:style-name="ce51" table:formula="of:=AVERAGE([.Z40];[.AC40];[.AF40];[.AI40])" office:value-type="percentage" office:value="0.82645" calcext:value-type="percentage">
            <text:p>82.6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13" calcext:value-type="percentage">
            <text:p>55.13%</text:p>
          </table:table-cell>
          <table:table-cell table:style-name="ce3" office:value-type="percentage" office:value="0.4412" calcext:value-type="percentage">
            <text:p>44.12%</text:p>
          </table:table-cell>
          <table:table-cell table:style-name="ce3" office:value-type="percentage" office:value="0.1516" calcext:value-type="percentage">
            <text:p>15.16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HBOS</text:p>
          </table:table-cell>
          <table:table-cell table:style-name="ce18" table:formula="of:=[.I22]" office:value-type="percentage" office:value="0.986" calcext:value-type="percentage">
            <text:p>98.60%</text:p>
          </table:table-cell>
          <table:table-cell table:style-name="ce18" table:formula="of:=[.J22]" office:value-type="percentage" office:value="0.9197" calcext:value-type="percentage">
            <text:p>91.97%</text:p>
          </table:table-cell>
          <table:table-cell table:style-name="ce18" table:formula="of:=[.K22]" office:value-type="percentage" office:value="0.9721" calcext:value-type="percentage">
            <text:p>97.21%</text:p>
          </table:table-cell>
          <table:table-cell table:style-name="ce18" table:formula="of:=[.I41]" office:value-type="percentage" office:value="0.9691" calcext:value-type="percentage">
            <text:p>96.91%</text:p>
          </table:table-cell>
          <table:table-cell table:style-name="ce18" table:formula="of:=[.J41]" office:value-type="percentage" office:value="0.9275" calcext:value-type="percentage">
            <text:p>92.75%</text:p>
          </table:table-cell>
          <table:table-cell table:style-name="ce18" table:formula="of:=[.K41]" office:value-type="percentage" office:value="0.8855" calcext:value-type="percentage">
            <text:p>88.55%</text:p>
          </table:table-cell>
          <table:table-cell table:style-name="ce18" table:formula="of:=[.I59]" office:value-type="percentage" office:value="0.9982" calcext:value-type="percentage">
            <text:p>99.82%</text:p>
          </table:table-cell>
          <table:table-cell table:style-name="ce18" table:formula="of:=[.J59]" office:value-type="percentage" office:value="0.9888" calcext:value-type="percentage">
            <text:p>98.88%</text:p>
          </table:table-cell>
          <table:table-cell table:style-name="ce18" table:formula="of:=[.K59]" office:value-type="percentage" office:value="0.9808" calcext:value-type="percentage">
            <text:p>98.08%</text:p>
          </table:table-cell>
          <table:table-cell table:style-name="ce18" table:formula="of:=[.I77]" office:value-type="percentage" office:value="0.8265" calcext:value-type="percentage">
            <text:p>82.65%</text:p>
          </table:table-cell>
          <table:table-cell table:style-name="ce18" table:formula="of:=[.J77]" office:value-type="percentage" office:value="0.4761" calcext:value-type="percentage">
            <text:p>47.61%</text:p>
          </table:table-cell>
          <table:table-cell table:style-name="ce18" table:formula="of:=[.K77]" office:value-type="percentage" office:value="0.0335" calcext:value-type="percentage">
            <text:p>3.35%</text:p>
          </table:table-cell>
          <table:table-cell table:style-name="ce52" table:formula="of:=AVERAGE([.Z41];[.AC41];[.AF41];[.AI41])" office:value-type="percentage" office:value="0.828025" calcext:value-type="percentage">
            <text:p>82.8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69" calcext:value-type="percentage">
            <text:p>55.69%</text:p>
          </table:table-cell>
          <table:table-cell table:style-name="ce3" office:value-type="percentage" office:value="0.4839" calcext:value-type="percentage">
            <text:p>48.39%</text:p>
          </table:table-cell>
          <table:table-cell table:style-name="ce3" office:value-type="percentage" office:value="0.2551" calcext:value-type="percentage">
            <text:p>25.51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63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67"/>
          <table:table-cell table:style-name="ce4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4">NF-CSE-CIC-IDS2018-v3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4">NF-CSE-CIC-IDS2018-v2 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55"/>
          <table:table-cell table:style-name="ce4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6"/>
          <table:covered-table-cell table:number-columns-repeated="13" table:style-name="ce29"/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34" table:formula="of:=[.O10]" office:value-type="percentage" office:value="0.8563" calcext:value-type="percentage">
            <text:p>85.63%</text:p>
          </table:table-cell>
          <table:table-cell table:style-name="ce34" table:formula="of:=[.P10]" office:value-type="percentage" office:value="0.6411" calcext:value-type="percentage">
            <text:p>64.11%</text:p>
          </table:table-cell>
          <table:table-cell table:style-name="ce17" table:formula="of:=[.Q10]" office:value-type="percentage" office:value="1" calcext:value-type="percentage">
            <text:p>100.00%</text:p>
          </table:table-cell>
          <table:table-cell table:style-name="ce17" table:formula="of:=[.O29]" office:value-type="percentage" office:value="0.8691" calcext:value-type="percentage">
            <text:p>86.91%</text:p>
          </table:table-cell>
          <table:table-cell table:style-name="ce34" table:formula="of:=[.P29]" office:value-type="percentage" office:value="0.465" calcext:value-type="percentage">
            <text:p>46.50%</text:p>
          </table:table-cell>
          <table:table-cell table:style-name="ce34" table:formula="of:=[.Q29]" office:value-type="percentage" office:value="0" calcext:value-type="percentage">
            <text:p>0.00%</text:p>
          </table:table-cell>
          <table:table-cell table:style-name="ce12" table:formula="of:=[.O47]" office:value-type="percentage" office:value="0.9889" calcext:value-type="percentage">
            <text:p>98.89%</text:p>
          </table:table-cell>
          <table:table-cell table:style-name="ce12" table:formula="of:=[.P47]" office:value-type="percentage" office:value="0.9373" calcext:value-type="percentage">
            <text:p>93.73%</text:p>
          </table:table-cell>
          <table:table-cell table:style-name="ce12" table:formula="of:=[.Q47]" office:value-type="percentage" office:value="1" calcext:value-type="percentage">
            <text:p>100.00%</text:p>
          </table:table-cell>
          <table:table-cell table:style-name="ce12" table:formula="of:=[.O65]" office:value-type="percentage" office:value="0.983" calcext:value-type="percentage">
            <text:p>98.30%</text:p>
          </table:table-cell>
          <table:table-cell table:style-name="ce12" table:formula="of:=[.P65]" office:value-type="percentage" office:value="0.9575" calcext:value-type="percentage">
            <text:p>95.75%</text:p>
          </table:table-cell>
          <table:table-cell table:style-name="ce12" table:formula="of:=[.Q65]" office:value-type="percentage" office:value="0.8728" calcext:value-type="percentage">
            <text:p>87.28%</text:p>
          </table:table-cell>
          <table:table-cell table:style-name="ce26" table:formula="of:=AVERAGE([.Z48];[.AC48];[.AF48];[.AI48])" office:value-type="percentage" office:value="0.750225" calcext:value-type="percentage">
            <text:p>75.0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PCA</text:p>
          </table:table-cell>
          <table:table-cell table:style-name="ce13" table:formula="of:=[.R10]" office:value-type="percentage" office:value="0.9987" calcext:value-type="percentage">
            <text:p>99.87%</text:p>
          </table:table-cell>
          <table:table-cell table:style-name="ce13" table:formula="of:=[.S10]" office:value-type="percentage" office:value="0.9916" calcext:value-type="percentage">
            <text:p>99.16%</text:p>
          </table:table-cell>
          <table:table-cell table:style-name="ce18" table:formula="of:=[.T10]" office:value-type="percentage" office:value="1" calcext:value-type="percentage">
            <text:p>100.00%</text:p>
          </table:table-cell>
          <table:table-cell table:style-name="ce13" table:formula="of:=[.R29]" office:value-type="percentage" office:value="0.4276" calcext:value-type="percentage">
            <text:p>42.76%</text:p>
          </table:table-cell>
          <table:table-cell table:style-name="ce13" table:formula="of:=[.S29]" office:value-type="percentage" office:value="0.3607" calcext:value-type="percentage">
            <text:p>36.07%</text:p>
          </table:table-cell>
          <table:table-cell table:style-name="ce13" table:formula="of:=[.T29]" office:value-type="percentage" office:value="0.4012" calcext:value-type="percentage">
            <text:p>40.12%</text:p>
          </table:table-cell>
          <table:table-cell table:style-name="ce13" table:formula="of:=[.R47]" office:value-type="percentage" office:value="0.9781" calcext:value-type="percentage">
            <text:p>97.81%</text:p>
          </table:table-cell>
          <table:table-cell table:style-name="ce13" table:formula="of:=[.S47]" office:value-type="percentage" office:value="0.8528" calcext:value-type="percentage">
            <text:p>85.28%</text:p>
          </table:table-cell>
          <table:table-cell table:style-name="ce18" table:formula="of:=[.T47]" office:value-type="percentage" office:value="0.6962" calcext:value-type="percentage">
            <text:p>69.62%</text:p>
          </table:table-cell>
          <table:table-cell table:style-name="ce18" table:formula="of:=[.R65]" office:value-type="percentage" office:value="0.9833" calcext:value-type="percentage">
            <text:p>98.33%</text:p>
          </table:table-cell>
          <table:table-cell table:style-name="ce18" table:formula="of:=[.S65]" office:value-type="percentage" office:value="0.9584" calcext:value-type="percentage">
            <text:p>95.84%</text:p>
          </table:table-cell>
          <table:table-cell table:style-name="ce18" table:formula="of:=[.T65]" office:value-type="percentage" office:value="0.8776" calcext:value-type="percentage">
            <text:p>87.76%</text:p>
          </table:table-cell>
          <table:table-cell table:style-name="ce52" table:formula="of:=AVERAGE([.Z49];[.AC49];[.AF49];[.AI49])" office:value-type="percentage" office:value="0.790875" calcext:value-type="percentage">
            <text:p>79.09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O11]" office:value-type="percentage" office:value="0.9312" calcext:value-type="percentage">
            <text:p>93.12%</text:p>
          </table:table-cell>
          <table:table-cell table:style-name="ce19" table:formula="of:=[.P11]" office:value-type="percentage" office:value="0.7533" calcext:value-type="percentage">
            <text:p>75.33%</text:p>
          </table:table-cell>
          <table:table-cell table:style-name="ce19" table:formula="of:=[.Q11]" office:value-type="percentage" office:value="1" calcext:value-type="percentage">
            <text:p>100.00%</text:p>
          </table:table-cell>
          <table:table-cell table:style-name="ce12" table:formula="of:=[.O30]" office:value-type="percentage" office:value="0.8696" calcext:value-type="percentage">
            <text:p>86.96%</text:p>
          </table:table-cell>
          <table:table-cell table:style-name="ce12" table:formula="of:=[.P30]" office:value-type="percentage" office:value="0.4653" calcext:value-type="percentage">
            <text:p>46.53%</text:p>
          </table:table-cell>
          <table:table-cell table:style-name="ce12" table:formula="of:=[.Q30]" office:value-type="percentage" office:value="0.0002" calcext:value-type="percentage">
            <text:p>0.02%</text:p>
          </table:table-cell>
          <table:table-cell table:style-name="ce12" table:formula="of:=[.O48]" office:value-type="percentage" office:value="0.999" calcext:value-type="percentage">
            <text:p>99.90%</text:p>
          </table:table-cell>
          <table:table-cell table:style-name="ce12" table:formula="of:=[.P48]" office:value-type="percentage" office:value="0.9938" calcext:value-type="percentage">
            <text:p>99.38%</text:p>
          </table:table-cell>
          <table:table-cell table:style-name="ce12" table:formula="of:=[.Q48]" office:value-type="percentage" office:value="1" calcext:value-type="percentage">
            <text:p>100.00%</text:p>
          </table:table-cell>
          <table:table-cell table:style-name="ce12" table:formula="of:=[.O66]" office:value-type="percentage" office:value="0.9782" calcext:value-type="percentage">
            <text:p>97.82%</text:p>
          </table:table-cell>
          <table:table-cell table:style-name="ce12" table:formula="of:=[.P66]" office:value-type="percentage" office:value="0.9444" calcext:value-type="percentage">
            <text:p>94.44%</text:p>
          </table:table-cell>
          <table:table-cell table:style-name="ce12" table:formula="of:=[.Q66]" office:value-type="percentage" office:value="0.8287" calcext:value-type="percentage">
            <text:p>82.87%</text:p>
          </table:table-cell>
          <table:table-cell table:style-name="ce26" table:formula="of:=AVERAGE([.Z50];[.AC50];[.AF50];[.AI50])" office:value-type="percentage" office:value="0.7892" calcext:value-type="percentage">
            <text:p>78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2">Fusion-</text:span>Anomal-E-IF</text:p>
          </table:table-cell>
          <table:table-cell table:style-name="ce18" table:formula="of:=[.R11]" office:value-type="percentage" office:value="0.9856" calcext:value-type="percentage">
            <text:p>98.56%</text:p>
          </table:table-cell>
          <table:table-cell table:style-name="ce18" table:formula="of:=[.S11]" office:value-type="percentage" office:value="0.9217" calcext:value-type="percentage">
            <text:p>92.17%</text:p>
          </table:table-cell>
          <table:table-cell table:style-name="ce18" table:formula="of:=[.T11]" office:value-type="percentage" office:value="1" calcext:value-type="percentage">
            <text:p>100.00%</text:p>
          </table:table-cell>
          <table:table-cell table:style-name="ce18" table:formula="of:=[.R30]" office:value-type="percentage" office:value="0.8683" calcext:value-type="percentage">
            <text:p>86.83%</text:p>
          </table:table-cell>
          <table:table-cell table:style-name="ce18" table:formula="of:=[.S30]" office:value-type="percentage" office:value="0.4653" calcext:value-type="percentage">
            <text:p>46.53%</text:p>
          </table:table-cell>
          <table:table-cell table:style-name="ce18" table:formula="of:=[.T30]" office:value-type="percentage" office:value="0.0006" calcext:value-type="percentage">
            <text:p>0.06%</text:p>
          </table:table-cell>
          <table:table-cell table:style-name="ce18" table:formula="of:=[.R48]" office:value-type="percentage" office:value="0.9796" calcext:value-type="percentage">
            <text:p>97.96%</text:p>
          </table:table-cell>
          <table:table-cell table:style-name="ce18" table:formula="of:=[.S48]" office:value-type="percentage" office:value="0.8662" calcext:value-type="percentage">
            <text:p>86.62%</text:p>
          </table:table-cell>
          <table:table-cell table:style-name="ce18" table:formula="of:=[.T48]" office:value-type="percentage" office:value="0.7423" calcext:value-type="percentage">
            <text:p>74.23%</text:p>
          </table:table-cell>
          <table:table-cell table:style-name="ce18" table:formula="of:=[.R66]" office:value-type="percentage" office:value="0.979" calcext:value-type="percentage">
            <text:p>97.90%</text:p>
          </table:table-cell>
          <table:table-cell table:style-name="ce18" table:formula="of:=[.S66]" office:value-type="percentage" office:value="0.9471" calcext:value-type="percentage">
            <text:p>94.71%</text:p>
          </table:table-cell>
          <table:table-cell table:style-name="ce18" table:formula="of:=[.T66]" office:value-type="percentage" office:value="0.8452" calcext:value-type="percentage">
            <text:p>84.52%</text:p>
          </table:table-cell>
          <table:table-cell table:style-name="ce53" table:formula="of:=AVERAGE([.Z51];[.AC51];[.AF51];[.AI51])" office:value-type="percentage" office:value="0.800075" calcext:value-type="percentage">
            <text:p>80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12]" office:value-type="percentage" office:value="0.8644" calcext:value-type="percentage">
            <text:p>86.44%</text:p>
          </table:table-cell>
          <table:table-cell table:style-name="ce12" table:formula="of:=[.P12]" office:value-type="percentage" office:value="0.6504" calcext:value-type="percentage">
            <text:p>65.04%</text:p>
          </table:table-cell>
          <table:table-cell table:style-name="ce12" table:formula="of:=[.Q12]" office:value-type="percentage" office:value="1" calcext:value-type="percentage">
            <text:p>100.00%</text:p>
          </table:table-cell>
          <table:table-cell table:style-name="ce12" table:formula="of:=[.O31]" office:value-type="percentage" office:value="0.7507" calcext:value-type="percentage">
            <text:p>75.07%</text:p>
          </table:table-cell>
          <table:table-cell table:style-name="ce12" table:formula="of:=[.P31]" office:value-type="percentage" office:value="0.5784" calcext:value-type="percentage">
            <text:p>57.84%</text:p>
          </table:table-cell>
          <table:table-cell table:style-name="ce12" table:formula="of:=[.Q31]" office:value-type="percentage" office:value="0.4299" calcext:value-type="percentage">
            <text:p>42.99%</text:p>
          </table:table-cell>
          <table:table-cell table:style-name="ce19" table:formula="of:=[.O49]" office:value-type="percentage" office:value="0.9889" calcext:value-type="percentage">
            <text:p>98.89%</text:p>
          </table:table-cell>
          <table:table-cell table:style-name="ce19" table:formula="of:=[.P49]" office:value-type="percentage" office:value="0.9373" calcext:value-type="percentage">
            <text:p>93.73%</text:p>
          </table:table-cell>
          <table:table-cell table:style-name="ce12" table:formula="of:=[.Q49]" office:value-type="percentage" office:value="1" calcext:value-type="percentage">
            <text:p>100.00%</text:p>
          </table:table-cell>
          <table:table-cell table:style-name="ce12" table:formula="of:=[.O67]" office:value-type="percentage" office:value="0.9829" calcext:value-type="percentage">
            <text:p>98.29%</text:p>
          </table:table-cell>
          <table:table-cell table:style-name="ce12" table:formula="of:=[.P67]" office:value-type="percentage" office:value="0.9573" calcext:value-type="percentage">
            <text:p>95.73%</text:p>
          </table:table-cell>
          <table:table-cell table:style-name="ce19" table:formula="of:=[.Q67]" office:value-type="percentage" office:value="0.8729" calcext:value-type="percentage">
            <text:p>87.29%</text:p>
          </table:table-cell>
          <table:table-cell table:style-name="ce54" table:formula="of:=AVERAGE([.Z52];[.AC52];[.AF52];[.AI52])" office:value-type="percentage" office:value="0.78085" calcext:value-type="percentage">
            <text:p>78.09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2">Fusion-</text:span>Anomal-E-CBLOF</text:p>
          </table:table-cell>
          <table:table-cell table:style-name="ce13" table:formula="of:=[.R12]" office:value-type="percentage" office:value="0.9606" calcext:value-type="percentage">
            <text:p>96.06%</text:p>
          </table:table-cell>
          <table:table-cell table:style-name="ce13" table:formula="of:=[.S12]" office:value-type="percentage" office:value="0.8272" calcext:value-type="percentage">
            <text:p>82.72%</text:p>
          </table:table-cell>
          <table:table-cell table:style-name="ce13" table:formula="of:=[.T12]" office:value-type="percentage" office:value="1" calcext:value-type="percentage">
            <text:p>100.00%</text:p>
          </table:table-cell>
          <table:table-cell table:style-name="ce18" table:formula="of:=[.R31]" office:value-type="percentage" office:value="0.7307" calcext:value-type="percentage">
            <text:p>73.07%</text:p>
          </table:table-cell>
          <table:table-cell table:style-name="ce18" table:formula="of:=[.S31]" office:value-type="percentage" office:value="0.529" calcext:value-type="percentage">
            <text:p>52.90%</text:p>
          </table:table-cell>
          <table:table-cell table:style-name="ce18" table:formula="of:=[.T31]" office:value-type="percentage" office:value="0.2942" calcext:value-type="percentage">
            <text:p>29.42%</text:p>
          </table:table-cell>
          <table:table-cell table:style-name="ce18" table:formula="of:=[.R49]" office:value-type="percentage" office:value="0.9607" calcext:value-type="percentage">
            <text:p>96.07%</text:p>
          </table:table-cell>
          <table:table-cell table:style-name="ce18" table:formula="of:=[.S49]" office:value-type="percentage" office:value="0.8243" calcext:value-type="percentage">
            <text:p>82.43%</text:p>
          </table:table-cell>
          <table:table-cell table:style-name="ce18" table:formula="of:=[.T49]" office:value-type="percentage" office:value="1" calcext:value-type="percentage">
            <text:p>100.00%</text:p>
          </table:table-cell>
          <table:table-cell table:style-name="ce18" table:formula="of:=[.R67]" office:value-type="percentage" office:value="0.9508" calcext:value-type="percentage">
            <text:p>95.08%</text:p>
          </table:table-cell>
          <table:table-cell table:style-name="ce18" table:formula="of:=[.S67]" office:value-type="percentage" office:value="0.8922" calcext:value-type="percentage">
            <text:p>89.22%</text:p>
          </table:table-cell>
          <table:table-cell table:style-name="ce18" table:formula="of:=[.T67]" office:value-type="percentage" office:value="0.8917" calcext:value-type="percentage">
            <text:p>89.17%</text:p>
          </table:table-cell>
          <table:table-cell table:style-name="ce57" table:formula="of:=AVERAGE([.Z53];[.AC53];[.AF53];[.AI53])" office:value-type="percentage" office:value="0.768175" calcext:value-type="percentage">
            <text:p>76.82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13]" office:value-type="percentage" office:value="0.9081" calcext:value-type="percentage">
            <text:p>90.81%</text:p>
          </table:table-cell>
          <table:table-cell table:style-name="ce19" table:formula="of:=[.P13]" office:value-type="percentage" office:value="0.7106" calcext:value-type="percentage">
            <text:p>71.06%</text:p>
          </table:table-cell>
          <table:table-cell table:style-name="ce12" table:formula="of:=[.Q13]" office:value-type="percentage" office:value="1" calcext:value-type="percentage">
            <text:p>100.00%</text:p>
          </table:table-cell>
          <table:table-cell table:style-name="ce12" table:formula="of:=[.O32]" office:value-type="percentage" office:value="0.8692" calcext:value-type="percentage">
            <text:p>86.92%</text:p>
          </table:table-cell>
          <table:table-cell table:style-name="ce12" table:formula="of:=[.P32]" office:value-type="percentage" office:value="0.465" calcext:value-type="percentage">
            <text:p>46.50%</text:p>
          </table:table-cell>
          <table:table-cell table:style-name="ce12" table:formula="of:=[.Q32]" office:value-type="percentage" office:value="0" calcext:value-type="percentage">
            <text:p>0.00%</text:p>
          </table:table-cell>
          <table:table-cell table:style-name="ce12" table:formula="of:=[.O50]" office:value-type="percentage" office:value="0.999" calcext:value-type="percentage">
            <text:p>99.90%</text:p>
          </table:table-cell>
          <table:table-cell table:style-name="ce12" table:formula="of:=[.P50]" office:value-type="percentage" office:value="0.9938" calcext:value-type="percentage">
            <text:p>99.38%</text:p>
          </table:table-cell>
          <table:table-cell table:style-name="ce12" table:formula="of:=[.Q50]" office:value-type="percentage" office:value="1" calcext:value-type="percentage">
            <text:p>100.00%</text:p>
          </table:table-cell>
          <table:table-cell table:style-name="ce12" table:formula="of:=[.O68]" office:value-type="percentage" office:value="0.9843" calcext:value-type="percentage">
            <text:p>98.43%</text:p>
          </table:table-cell>
          <table:table-cell table:style-name="ce12" table:formula="of:=[.P68]" office:value-type="percentage" office:value="0.9606" calcext:value-type="percentage">
            <text:p>96.06%</text:p>
          </table:table-cell>
          <table:table-cell table:style-name="ce12" table:formula="of:=[.Q68]" office:value-type="percentage" office:value="0.8728" calcext:value-type="percentage">
            <text:p>87.28%</text:p>
          </table:table-cell>
          <table:table-cell table:style-name="ce51" table:formula="of:=AVERAGE([.Z54];[.AC54];[.AF54];[.AI54])" office:value-type="percentage" office:value="0.7825" calcext:value-type="percentage">
            <text:p>78.25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HBOS</text:p>
          </table:table-cell>
          <table:table-cell table:style-name="ce18" table:formula="of:=[.R13]" office:value-type="percentage" office:value="0.9987" calcext:value-type="percentage">
            <text:p>99.87%</text:p>
          </table:table-cell>
          <table:table-cell table:style-name="ce18" table:formula="of:=[.S13]" office:value-type="percentage" office:value="0.9916" calcext:value-type="percentage">
            <text:p>99.16%</text:p>
          </table:table-cell>
          <table:table-cell table:style-name="ce18" table:formula="of:=[.T13]" office:value-type="percentage" office:value="1" calcext:value-type="percentage">
            <text:p>100.00%</text:p>
          </table:table-cell>
          <table:table-cell table:style-name="ce18" table:formula="of:=[.R32]" office:value-type="percentage" office:value="0.5769" calcext:value-type="percentage">
            <text:p>57.69%</text:p>
          </table:table-cell>
          <table:table-cell table:style-name="ce18" table:formula="of:=[.S32]" office:value-type="percentage" office:value="0.3785" calcext:value-type="percentage">
            <text:p>37.85%</text:p>
          </table:table-cell>
          <table:table-cell table:style-name="ce18" table:formula="of:=[.T32]" office:value-type="percentage" office:value="0.0458" calcext:value-type="percentage">
            <text:p>4.58%</text:p>
          </table:table-cell>
          <table:table-cell table:style-name="ce18" table:formula="of:=[.R50]" office:value-type="percentage" office:value="0.9823" calcext:value-type="percentage">
            <text:p>98.23%</text:p>
          </table:table-cell>
          <table:table-cell table:style-name="ce18" table:formula="of:=[.S50]" office:value-type="percentage" office:value="0.8892" calcext:value-type="percentage">
            <text:p>88.92%</text:p>
          </table:table-cell>
          <table:table-cell table:style-name="ce18" table:formula="of:=[.T50]" office:value-type="percentage" office:value="0.8236" calcext:value-type="percentage">
            <text:p>82.36%</text:p>
          </table:table-cell>
          <table:table-cell table:style-name="ce18" table:formula="of:=[.R68]" office:value-type="percentage" office:value="0.9842" calcext:value-type="percentage">
            <text:p>98.42%</text:p>
          </table:table-cell>
          <table:table-cell table:style-name="ce18" table:formula="of:=[.S68]" office:value-type="percentage" office:value="0.9605" calcext:value-type="percentage">
            <text:p>96.05%</text:p>
          </table:table-cell>
          <table:table-cell table:style-name="ce18" table:formula="of:=[.T68]" office:value-type="percentage" office:value="0.8728" calcext:value-type="percentage">
            <text:p>87.28%</text:p>
          </table:table-cell>
          <table:table-cell table:style-name="ce52" table:formula="of:=AVERAGE([.Z55];[.AC55];[.AF55];[.AI55])" office:value-type="percentage" office:value="0.80495" calcext:value-type="percentage">
            <text:p>80.50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4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2" table:number-columns-repeated="12"/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4">NF-CSE-CIC-IDS2018-v3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4">NF-CSE-CIC-IDS2018-v2 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covered-table-cell table:style-name="ce6"/>
          <table:covered-table-cell table:number-columns-repeated="13" table:style-name="ce29"/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O19]" office:value-type="percentage" office:value="0.9985" calcext:value-type="percentage">
            <text:p>99.85%</text:p>
          </table:table-cell>
          <table:table-cell table:style-name="ce12" table:formula="of:=[.P19]" office:value-type="percentage" office:value="0.9907" calcext:value-type="percentage">
            <text:p>99.07%</text:p>
          </table:table-cell>
          <table:table-cell table:style-name="ce12" table:formula="of:=[.Q19]" office:value-type="percentage" office:value="0.988" calcext:value-type="percentage">
            <text:p>98.80%</text:p>
          </table:table-cell>
          <table:table-cell table:style-name="ce12" table:formula="of:=[.O38]" office:value-type="percentage" office:value="0.8688" calcext:value-type="percentage">
            <text:p>86.88%</text:p>
          </table:table-cell>
          <table:table-cell table:style-name="ce12" table:formula="of:=[.P38]" office:value-type="percentage" office:value="0.4649" calcext:value-type="percentage">
            <text:p>46.49%</text:p>
          </table:table-cell>
          <table:table-cell table:style-name="ce12" table:formula="of:=[.Q38]" office:value-type="percentage" office:value="0" calcext:value-type="percentage">
            <text:p>0.00%</text:p>
          </table:table-cell>
          <table:table-cell table:style-name="ce12" table:formula="of:=[.O56]" office:value-type="percentage" office:value="0.999" calcext:value-type="percentage">
            <text:p>99.90%</text:p>
          </table:table-cell>
          <table:table-cell table:style-name="ce12" table:formula="of:=[.P56]" office:value-type="percentage" office:value="0.9938" calcext:value-type="percentage">
            <text:p>99.38%</text:p>
          </table:table-cell>
          <table:table-cell table:style-name="ce12" table:formula="of:=[.Q56]" office:value-type="percentage" office:value="1" calcext:value-type="percentage">
            <text:p>100.00%</text:p>
          </table:table-cell>
          <table:table-cell table:style-name="ce12" table:formula="of:=[.O74]" office:value-type="percentage" office:value="0.9711" calcext:value-type="percentage">
            <text:p>97.11%</text:p>
          </table:table-cell>
          <table:table-cell table:style-name="ce12" table:formula="of:=[.P74]" office:value-type="percentage" office:value="0.9269" calcext:value-type="percentage">
            <text:p>92.69%</text:p>
          </table:table-cell>
          <table:table-cell table:style-name="ce12" table:formula="of:=[.Q74]" office:value-type="percentage" office:value="0.808" calcext:value-type="percentage">
            <text:p>80.80%</text:p>
          </table:table-cell>
          <table:table-cell table:style-name="ce49" table:formula="of:=AVERAGE([.Z64];[.AC64];[.AF64];[.AI64])" office:value-type="percentage" office:value="0.844075" calcext:value-type="percentage">
            <text:p>84.41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PCA</text:p>
          </table:table-cell>
          <table:table-cell table:style-name="ce13" table:formula="of:=[.R19]" office:value-type="percentage" office:value="0.9988" calcext:value-type="percentage">
            <text:p>99.88%</text:p>
          </table:table-cell>
          <table:table-cell table:style-name="ce13" table:formula="of:=[.S19]" office:value-type="percentage" office:value="0.9924" calcext:value-type="percentage">
            <text:p>99.24%</text:p>
          </table:table-cell>
          <table:table-cell table:style-name="ce18" table:formula="of:=[.T19]" office:value-type="percentage" office:value="0.9944" calcext:value-type="percentage">
            <text:p>99.44%</text:p>
          </table:table-cell>
          <table:table-cell table:style-name="ce18" table:formula="of:=[.R38]" office:value-type="percentage" office:value="0.3869" calcext:value-type="percentage">
            <text:p>38.69%</text:p>
          </table:table-cell>
          <table:table-cell table:style-name="ce18" table:formula="of:=[.S38]" office:value-type="percentage" office:value="0.3522" calcext:value-type="percentage">
            <text:p>35.22%</text:p>
          </table:table-cell>
          <table:table-cell table:style-name="ce18" table:formula="of:=[.T38]" office:value-type="percentage" office:value="0.5995" calcext:value-type="percentage">
            <text:p>59.95%</text:p>
          </table:table-cell>
          <table:table-cell table:style-name="ce13" table:formula="of:=[.R56]" office:value-type="percentage" office:value="0.9828" calcext:value-type="percentage">
            <text:p>98.28%</text:p>
          </table:table-cell>
          <table:table-cell table:style-name="ce13" table:formula="of:=[.S56]" office:value-type="percentage" office:value="0.8962" calcext:value-type="percentage">
            <text:p>89.62%</text:p>
          </table:table-cell>
          <table:table-cell table:style-name="ce18" table:formula="of:=[.T56]" office:value-type="percentage" office:value="0.8739" calcext:value-type="percentage">
            <text:p>87.39%</text:p>
          </table:table-cell>
          <table:table-cell table:style-name="ce18" table:formula="of:=[.R74]" office:value-type="percentage" office:value="0.958" calcext:value-type="percentage">
            <text:p>95.80%</text:p>
          </table:table-cell>
          <table:table-cell table:style-name="ce18" table:formula="of:=[.S74]" office:value-type="percentage" office:value="0.8942" calcext:value-type="percentage">
            <text:p>89.42%</text:p>
          </table:table-cell>
          <table:table-cell table:style-name="ce18" table:formula="of:=[.T74]" office:value-type="percentage" office:value="0.7583" calcext:value-type="percentage">
            <text:p>75.83%</text:p>
          </table:table-cell>
          <table:table-cell table:style-name="ce31" table:formula="of:=AVERAGE([.Z65];[.AC65];[.AF65];[.AI65])" office:value-type="percentage" office:value="0.78375" calcext:value-type="percentage">
            <text:p>78.3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O20]" office:value-type="percentage" office:value="0.9984" calcext:value-type="percentage">
            <text:p>99.84%</text:p>
          </table:table-cell>
          <table:table-cell table:style-name="ce12" table:formula="of:=[.P20]" office:value-type="percentage" office:value="0.99" calcext:value-type="percentage">
            <text:p>99.00%</text:p>
          </table:table-cell>
          <table:table-cell table:style-name="ce12" table:formula="of:=[.Q20]" office:value-type="percentage" office:value="0.9855" calcext:value-type="percentage">
            <text:p>98.55%</text:p>
          </table:table-cell>
          <table:table-cell table:style-name="ce12" table:formula="of:=[.O39]" office:value-type="percentage" office:value="0.8691" calcext:value-type="percentage">
            <text:p>86.91%</text:p>
          </table:table-cell>
          <table:table-cell table:style-name="ce12" table:formula="of:=[.P39]" office:value-type="percentage" office:value="0.4654" calcext:value-type="percentage">
            <text:p>46.54%</text:p>
          </table:table-cell>
          <table:table-cell table:style-name="ce12" table:formula="of:=[.Q39]" office:value-type="percentage" office:value="0.0004" calcext:value-type="percentage">
            <text:p>0.04%</text:p>
          </table:table-cell>
          <table:table-cell table:style-name="ce12" table:formula="of:=[.O57]" office:value-type="percentage" office:value="0.999" calcext:value-type="percentage">
            <text:p>99.90%</text:p>
          </table:table-cell>
          <table:table-cell table:style-name="ce12" table:formula="of:=[.P57]" office:value-type="percentage" office:value="0.9938" calcext:value-type="percentage">
            <text:p>99.38%</text:p>
          </table:table-cell>
          <table:table-cell table:style-name="ce12" table:formula="of:=[.Q57]" office:value-type="percentage" office:value="1" calcext:value-type="percentage">
            <text:p>100.00%</text:p>
          </table:table-cell>
          <table:table-cell table:style-name="ce12" table:formula="of:=[.O75]" office:value-type="percentage" office:value="0.944" calcext:value-type="percentage">
            <text:p>94.40%</text:p>
          </table:table-cell>
          <table:table-cell table:style-name="ce12" table:formula="of:=[.P75]" office:value-type="percentage" office:value="0.8725" calcext:value-type="percentage">
            <text:p>87.25%</text:p>
          </table:table-cell>
          <table:table-cell table:style-name="ce12" table:formula="of:=[.Q75]" office:value-type="percentage" office:value="0.8154" calcext:value-type="percentage">
            <text:p>81.54%</text:p>
          </table:table-cell>
          <table:table-cell table:style-name="ce49" table:formula="of:=AVERAGE([.Z66];[.AC66];[.AF66];[.AI66])" office:value-type="percentage" office:value="0.830425" calcext:value-type="percentage">
            <text:p>83.04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table:style-name="ce40" office:value-type="string" calcext:value-type="string">
            <text:p><text:span text:style-name="T2">Fusion-</text:span>Anomal-E-IF</text:p>
          </table:table-cell>
          <table:table-cell table:style-name="ce18" table:formula="of:=[.R20]" office:value-type="percentage" office:value="0.9998" calcext:value-type="percentage">
            <text:p>99.98%</text:p>
          </table:table-cell>
          <table:table-cell table:style-name="ce18" table:formula="of:=[.S20]" office:value-type="percentage" office:value="0.9988" calcext:value-type="percentage">
            <text:p>99.88%</text:p>
          </table:table-cell>
          <table:table-cell table:style-name="ce18" table:formula="of:=[.T20]" office:value-type="percentage" office:value="1" calcext:value-type="percentage">
            <text:p>100.00%</text:p>
          </table:table-cell>
          <table:table-cell table:style-name="ce18" table:formula="of:=[.R39]" office:value-type="percentage" office:value="0.8702" calcext:value-type="percentage">
            <text:p>87.02%</text:p>
          </table:table-cell>
          <table:table-cell table:style-name="ce18" table:formula="of:=[.S39]" office:value-type="percentage" office:value="0.4654" calcext:value-type="percentage">
            <text:p>46.54%</text:p>
          </table:table-cell>
          <table:table-cell table:style-name="ce18" table:formula="of:=[.T39]" office:value-type="percentage" office:value="0.0001" calcext:value-type="percentage">
            <text:p>0.01%</text:p>
          </table:table-cell>
          <table:table-cell table:style-name="ce18" table:formula="of:=[.R57]" office:value-type="percentage" office:value="0.986" calcext:value-type="percentage">
            <text:p>98.60%</text:p>
          </table:table-cell>
          <table:table-cell table:style-name="ce18" table:formula="of:=[.S57]" office:value-type="percentage" office:value="0.9191" calcext:value-type="percentage">
            <text:p>91.91%</text:p>
          </table:table-cell>
          <table:table-cell table:style-name="ce18" table:formula="of:=[.T57]" office:value-type="percentage" office:value="0.9628" calcext:value-type="percentage">
            <text:p>96.28%</text:p>
          </table:table-cell>
          <table:table-cell table:style-name="ce18" table:formula="of:=[.R75]" office:value-type="percentage" office:value="0.924" calcext:value-type="percentage">
            <text:p>92.40%</text:p>
          </table:table-cell>
          <table:table-cell table:style-name="ce18" table:formula="of:=[.S75]" office:value-type="percentage" office:value="0.82" calcext:value-type="percentage">
            <text:p>82.00%</text:p>
          </table:table-cell>
          <table:table-cell table:style-name="ce18" table:formula="of:=[.T75]" office:value-type="percentage" office:value="0.6846" calcext:value-type="percentage">
            <text:p>68.46%</text:p>
          </table:table-cell>
          <table:table-cell table:style-name="ce50" table:formula="of:=AVERAGE([.Z67];[.AC67];[.AF67];[.AI67])" office:value-type="percentage" office:value="0.800825" calcext:value-type="percentage">
            <text:p>80.0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21]" office:value-type="percentage" office:value="0.999" calcext:value-type="percentage">
            <text:p>99.90%</text:p>
          </table:table-cell>
          <table:table-cell table:style-name="ce12" table:formula="of:=[.P21]" office:value-type="percentage" office:value="0.9938" calcext:value-type="percentage">
            <text:p>99.38%</text:p>
          </table:table-cell>
          <table:table-cell table:style-name="ce12" table:formula="of:=[.Q21]" office:value-type="percentage" office:value="1" calcext:value-type="percentage">
            <text:p>100.00%</text:p>
          </table:table-cell>
          <table:table-cell table:style-name="ce12" table:formula="of:=[.O40]" office:value-type="percentage" office:value="0.7249" calcext:value-type="percentage">
            <text:p>72.49%</text:p>
          </table:table-cell>
          <table:table-cell table:style-name="ce12" table:formula="of:=[.P40]" office:value-type="percentage" office:value="0.499" calcext:value-type="percentage">
            <text:p>49.90%</text:p>
          </table:table-cell>
          <table:table-cell table:style-name="ce12" table:formula="of:=[.Q40]" office:value-type="percentage" office:value="0.2059" calcext:value-type="percentage">
            <text:p>20.59%</text:p>
          </table:table-cell>
          <table:table-cell table:style-name="ce12" table:formula="of:=[.O58]" office:value-type="percentage" office:value="0.999" calcext:value-type="percentage">
            <text:p>99.90%</text:p>
          </table:table-cell>
          <table:table-cell table:style-name="ce12" table:formula="of:=[.P58]" office:value-type="percentage" office:value="0.9938" calcext:value-type="percentage">
            <text:p>99.38%</text:p>
          </table:table-cell>
          <table:table-cell table:style-name="ce12" table:formula="of:=[.Q58]" office:value-type="percentage" office:value="1" calcext:value-type="percentage">
            <text:p>100.00%</text:p>
          </table:table-cell>
          <table:table-cell table:style-name="ce12" table:formula="of:=[.O76]" office:value-type="percentage" office:value="0.9781" calcext:value-type="percentage">
            <text:p>97.81%</text:p>
          </table:table-cell>
          <table:table-cell table:style-name="ce12" table:formula="of:=[.P76]" office:value-type="percentage" office:value="0.9443" calcext:value-type="percentage">
            <text:p>94.43%</text:p>
          </table:table-cell>
          <table:table-cell table:style-name="ce12" table:formula="of:=[.Q76]" office:value-type="percentage" office:value="0.8308" calcext:value-type="percentage">
            <text:p>83.08%</text:p>
          </table:table-cell>
          <table:table-cell table:style-name="ce59" table:formula="of:=AVERAGE([.Z68];[.AC68];[.AF68];[.AI68])" office:value-type="percentage" office:value="0.857725" calcext:value-type="percentage">
            <text:p>85.77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ce40" office:value-type="string" calcext:value-type="string">
            <text:p><text:span text:style-name="T2">Fusion-</text:span>Anomal-E-CBLOF</text:p>
          </table:table-cell>
          <table:table-cell table:style-name="ce13" table:formula="of:=[.R21]" office:value-type="percentage" office:value="0.971" calcext:value-type="percentage">
            <text:p>97.10%</text:p>
          </table:table-cell>
          <table:table-cell table:style-name="ce13" table:formula="of:=[.S21]" office:value-type="percentage" office:value="0.8175" calcext:value-type="percentage">
            <text:p>81.75%</text:p>
          </table:table-cell>
          <table:table-cell table:style-name="ce13" table:formula="of:=[.T21]" office:value-type="percentage" office:value="0.6563" calcext:value-type="percentage">
            <text:p>65.63%</text:p>
          </table:table-cell>
          <table:table-cell table:style-name="ce13" table:formula="of:=[.R40]" office:value-type="percentage" office:value="0.785" calcext:value-type="percentage">
            <text:p>78.50%</text:p>
          </table:table-cell>
          <table:table-cell table:style-name="ce13" table:formula="of:=[.S40]" office:value-type="percentage" office:value="0.4784" calcext:value-type="percentage">
            <text:p>47.84%</text:p>
          </table:table-cell>
          <table:table-cell table:style-name="ce18" table:formula="of:=[.T40]" office:value-type="percentage" office:value="0.0706" calcext:value-type="percentage">
            <text:p>7.06%</text:p>
          </table:table-cell>
          <table:table-cell table:style-name="ce13" table:formula="of:=[.R58]" office:value-type="percentage" office:value="0.9398" calcext:value-type="percentage">
            <text:p>93.98%</text:p>
          </table:table-cell>
          <table:table-cell table:style-name="ce13" table:formula="of:=[.S58]" office:value-type="percentage" office:value="0.7684" calcext:value-type="percentage">
            <text:p>76.84%</text:p>
          </table:table-cell>
          <table:table-cell table:style-name="ce13" table:formula="of:=[.T58]" office:value-type="percentage" office:value="1" calcext:value-type="percentage">
            <text:p>100.00%</text:p>
          </table:table-cell>
          <table:table-cell table:style-name="ce13" table:formula="of:=[.R76]" office:value-type="percentage" office:value="0.879" calcext:value-type="percentage">
            <text:p>87.90%</text:p>
          </table:table-cell>
          <table:table-cell table:style-name="ce13" table:formula="of:=[.S76]" office:value-type="percentage" office:value="0.776" calcext:value-type="percentage">
            <text:p>77.60%</text:p>
          </table:table-cell>
          <table:table-cell table:style-name="ce18" table:formula="of:=[.T76]" office:value-type="percentage" office:value="0.8393" calcext:value-type="percentage">
            <text:p>83.93%</text:p>
          </table:table-cell>
          <table:table-cell table:style-name="ce60" table:formula="of:=AVERAGE([.Z69];[.AC69];[.AF69];[.AI69])" office:value-type="percentage" office:value="0.710075" calcext:value-type="percentage">
            <text:p>71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22]" office:value-type="percentage" office:value="0.999" calcext:value-type="percentage">
            <text:p>99.90%</text:p>
          </table:table-cell>
          <table:table-cell table:style-name="ce19" table:formula="of:=[.P22]" office:value-type="percentage" office:value="0.9938" calcext:value-type="percentage">
            <text:p>99.38%</text:p>
          </table:table-cell>
          <table:table-cell table:style-name="ce12" table:formula="of:=[.Q22]" office:value-type="percentage" office:value="1" calcext:value-type="percentage">
            <text:p>100.00%</text:p>
          </table:table-cell>
          <table:table-cell table:style-name="ce12" table:formula="of:=[.O41]" office:value-type="percentage" office:value="0.8688" calcext:value-type="percentage">
            <text:p>86.88%</text:p>
          </table:table-cell>
          <table:table-cell table:style-name="ce12" table:formula="of:=[.P41]" office:value-type="percentage" office:value="0.4649" calcext:value-type="percentage">
            <text:p>46.49%</text:p>
          </table:table-cell>
          <table:table-cell table:style-name="ce12" table:formula="of:=[.Q41]" office:value-type="percentage" office:value="0" calcext:value-type="percentage">
            <text:p>0.00%</text:p>
          </table:table-cell>
          <table:table-cell table:style-name="ce12" table:formula="of:=[.O59]" office:value-type="percentage" office:value="0.999" calcext:value-type="percentage">
            <text:p>99.90%</text:p>
          </table:table-cell>
          <table:table-cell table:style-name="ce12" table:formula="of:=[.P59]" office:value-type="percentage" office:value="0.9938" calcext:value-type="percentage">
            <text:p>99.38%</text:p>
          </table:table-cell>
          <table:table-cell table:style-name="ce12" table:formula="of:=[.Q59]" office:value-type="percentage" office:value="1" calcext:value-type="percentage">
            <text:p>100.00%</text:p>
          </table:table-cell>
          <table:table-cell table:style-name="ce19" table:formula="of:=[.O77]" office:value-type="percentage" office:value="0.9345" calcext:value-type="percentage">
            <text:p>93.45%</text:p>
          </table:table-cell>
          <table:table-cell table:style-name="ce19" table:formula="of:=[.P77]" office:value-type="percentage" office:value="0.8244" calcext:value-type="percentage">
            <text:p>82.44%</text:p>
          </table:table-cell>
          <table:table-cell table:style-name="ce12" table:formula="of:=[.Q77]" office:value-type="percentage" office:value="0.5961" calcext:value-type="percentage">
            <text:p>59.61%</text:p>
          </table:table-cell>
          <table:table-cell table:style-name="ce49" table:formula="of:=AVERAGE([.Z70];[.AC70];[.AF70];[.AI70])" office:value-type="percentage" office:value="0.819225" calcext:value-type="percentage">
            <text:p>81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2">Fusion-</text:span>Anomal-E-HBOS</text:p>
          </table:table-cell>
          <table:table-cell table:style-name="ce18" table:formula="of:=[.R22]" office:value-type="percentage" office:value="0.9983" calcext:value-type="percentage">
            <text:p>99.83%</text:p>
          </table:table-cell>
          <table:table-cell table:style-name="ce18" table:formula="of:=[.S22]" office:value-type="percentage" office:value="0.9893" calcext:value-type="percentage">
            <text:p>98.93%</text:p>
          </table:table-cell>
          <table:table-cell table:style-name="ce18" table:formula="of:=[.T22]" office:value-type="percentage" office:value="0.9828" calcext:value-type="percentage">
            <text:p>98.28%</text:p>
          </table:table-cell>
          <table:table-cell table:style-name="ce18" table:formula="of:=[.R41]" office:value-type="percentage" office:value="0.5304" calcext:value-type="percentage">
            <text:p>53.04%</text:p>
          </table:table-cell>
          <table:table-cell table:style-name="ce18" table:formula="of:=[.S41]" office:value-type="percentage" office:value="0.3579" calcext:value-type="percentage">
            <text:p>35.79%</text:p>
          </table:table-cell>
          <table:table-cell table:style-name="ce18" table:formula="of:=[.T41]" office:value-type="percentage" office:value="0.0465" calcext:value-type="percentage">
            <text:p>4.65%</text:p>
          </table:table-cell>
          <table:table-cell table:style-name="ce18" table:formula="of:=[.R59]" office:value-type="percentage" office:value="0.9866" calcext:value-type="percentage">
            <text:p>98.66%</text:p>
          </table:table-cell>
          <table:table-cell table:style-name="ce18" table:formula="of:=[.S59]" office:value-type="percentage" office:value="0.9239" calcext:value-type="percentage">
            <text:p>92.39%</text:p>
          </table:table-cell>
          <table:table-cell table:style-name="ce18" table:formula="of:=[.T59]" office:value-type="percentage" office:value="0.989" calcext:value-type="percentage">
            <text:p>98.90%</text:p>
          </table:table-cell>
          <table:table-cell table:style-name="ce18" table:formula="of:=[.R77]" office:value-type="percentage" office:value="0.8953" calcext:value-type="percentage">
            <text:p>89.53%</text:p>
          </table:table-cell>
          <table:table-cell table:style-name="ce18" table:formula="of:=[.S77]" office:value-type="percentage" office:value="0.8074" calcext:value-type="percentage">
            <text:p>80.74%</text:p>
          </table:table-cell>
          <table:table-cell table:style-name="ce18" table:formula="of:=[.T77]" office:value-type="percentage" office:value="0.9176" calcext:value-type="percentage">
            <text:p>91.76%</text:p>
          </table:table-cell>
          <table:table-cell table:style-name="ce31" table:formula="of:=AVERAGE([.Z71];[.AC71];[.AF71];[.AI71])" office:value-type="percentage" office:value="0.769625" calcext:value-type="percentage">
            <text:p>76.96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7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22:34:15.061814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2T22:46:38.111845337</dc:date>
    <meta:editing-duration>P2DT14H1M8S</meta:editing-duration>
    <meta:editing-cycles>883</meta:editing-cycles>
    <meta:generator>LibreOffice/25.2.3.2$Linux_X86_64 LibreOffice_project/520$Build-2</meta:generator>
    <meta:document-statistic meta:table-count="1" meta:cell-count="1983" meta:object-count="0"/>
    <meta:user-defined meta:name=""/>
    <meta:user-defined meta:name="qrichtext">1</meta:user-defined>
  </office:meta>
</office:document-meta>
</file>